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nion Pro Cond" svg:font-family="'Minion Pro Cond', 'Times New Roman'"/>
    <style:font-face style:name="Liberation Sans1" svg:font-family="'Liberation Sans'" style:font-pitch="variable"/>
    <style:font-face style:name="Minion Pro Cond1" svg:font-family="'Minion Pro Cond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59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58mm"/>
    </style:style>
    <style:style style:name="co5" style:family="table-column">
      <style:table-column-properties fo:break-before="auto" style:column-width="54.45mm"/>
    </style:style>
    <style:style style:name="co6" style:family="table-column">
      <style:table-column-properties fo:break-before="auto" style:column-width="76.52mm"/>
    </style:style>
    <style:style style:name="co7" style:family="table-column">
      <style:table-column-properties fo:break-before="auto" style:column-width="105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1" fo:font-size="10pt" style:font-size-asian="10pt" style:font-size-complex="10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fo:color="#000000" style:text-outline="false" style:text-line-through-style="none" style:text-line-through-type="none" style:font-name="Liberation Sans1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0pt" style:language-asian="hr" style:country-asian="HR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0pt" style:language-asian="hr" style:country-asian="HR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hr" style:country-asian="HR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1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0pt" style:language-asian="hr" style:country-asian="HR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Minion Pro Cond1" style:font-size-asian="10pt" style:language-asian="hr" style:country-asian="HR" style:font-style-asian="normal" style:font-weight-asian="normal" style:font-name-complex="Minion Pro Cond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name-asian="Minion Pro Cond" style:font-size-asian="10pt" style:language-asian="hr" style:country-asian="HR" style:font-style-asian="normal" style:font-weight-asian="normal" style:font-name-complex="Minion Pro Cond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hr" style:country-asian="HR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Liberation Sans1" fo:font-size="10pt" fo:language="hr" fo:country="HR" fo:font-style="normal" fo:text-shadow="none" style:text-underline-style="none" fo:font-weight="normal" style:text-underline-mode="continuous" style:text-overline-mode="continuous" style:text-line-through-mode="continuous" style:font-size-asian="10pt" style:language-asian="hr" style:country-asian="HR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zupanije" table:style-name="ta1">
        <table:table-column table:style-name="co1" table:default-cell-style-name="ce17"/>
        <table:table-column table:style-name="co2" table:default-cell-style-name="ce18"/>
        <table:table-column table:style-name="co1" table:default-cell-style-name="ce17"/>
        <table:table-column table:style-name="co3" table:default-cell-style-name="ce17"/>
        <table:table-row table:style-name="ro1">
          <table:table-cell table:style-name="Default" office:value-type="string" calcext:value-type="string">
            <text:p>broj</text:p>
          </table:table-cell>
          <table:table-cell table:style-name="Default" office:value-type="string" calcext:value-type="string">
            <text:p>naziv</text:p>
          </table:table-cell>
          <table:table-cell table:style-name="Default" office:value-type="string" calcext:value-type="string">
            <text:p>rimski</text:p>
          </table:table-cell>
          <table:table-cell table:style-name="Default" office:value-type="string" calcext:value-type="string">
            <text:p>sjediš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grebačka županija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Grad Zagreb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Krapinsko-zagorska županija</text:p>
          </table:table-cell>
          <table:table-cell office:value-type="string" calcext:value-type="string">
            <text:p>II.</text:p>
          </table:table-cell>
          <table:table-cell office:value-type="string" calcext:value-type="string">
            <text:p>Krapina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Sisačko-moslavačka županija</text:p>
          </table:table-cell>
          <table:table-cell office:value-type="string" calcext:value-type="string">
            <text:p>III.</text:p>
          </table:table-cell>
          <table:table-cell office:value-type="string" calcext:value-type="string">
            <text:p>Sisak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Karlovačka županija</text:p>
          </table:table-cell>
          <table:table-cell office:value-type="string" calcext:value-type="string">
            <text:p>IV.</text:p>
          </table:table-cell>
          <table:table-cell office:value-type="string" calcext:value-type="string">
            <text:p>Karlovac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Varaždinska županija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Varaždin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Koprivničko-križevačka županija</text:p>
          </table:table-cell>
          <table:table-cell office:value-type="string" calcext:value-type="string">
            <text:p>VI.</text:p>
          </table:table-cell>
          <table:table-cell office:value-type="string" calcext:value-type="string">
            <text:p>Koprivnica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Bjelovarsko-bilogorska županija</text:p>
          </table:table-cell>
          <table:table-cell office:value-type="string" calcext:value-type="string">
            <text:p>VII.</text:p>
          </table:table-cell>
          <table:table-cell office:value-type="string" calcext:value-type="string">
            <text:p>Bjelovar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Primorsko-goranska županija</text:p>
          </table:table-cell>
          <table:table-cell office:value-type="string" calcext:value-type="string">
            <text:p>VIII.</text:p>
          </table:table-cell>
          <table:table-cell office:value-type="string" calcext:value-type="string">
            <text:p>Rijeka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Ličko-senjska županija</text:p>
          </table:table-cell>
          <table:table-cell office:value-type="string" calcext:value-type="string">
            <text:p>IX.</text:p>
          </table:table-cell>
          <table:table-cell office:value-type="string" calcext:value-type="string">
            <text:p>Gospić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irovitičko-podravska županija</text:p>
          </table:table-cell>
          <table:table-cell office:value-type="string" calcext:value-type="string">
            <text:p>X.</text:p>
          </table:table-cell>
          <table:table-cell office:value-type="string" calcext:value-type="string">
            <text:p>Virovitica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Požeško-slavonska županija</text:p>
          </table:table-cell>
          <table:table-cell office:value-type="string" calcext:value-type="string">
            <text:p>XI.</text:p>
          </table:table-cell>
          <table:table-cell office:value-type="string" calcext:value-type="string">
            <text:p>Požega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Brodsko-posavska županija</text:p>
          </table:table-cell>
          <table:table-cell office:value-type="string" calcext:value-type="string">
            <text:p>XII.</text:p>
          </table:table-cell>
          <table:table-cell office:value-type="string" calcext:value-type="string">
            <text:p>Slavonski Bro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Zadarska županija</text:p>
          </table:table-cell>
          <table:table-cell office:value-type="string" calcext:value-type="string">
            <text:p>XIII.</text:p>
          </table:table-cell>
          <table:table-cell office:value-type="string" calcext:value-type="string">
            <text:p>Zadar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Osječko-baranjska županija</text:p>
          </table:table-cell>
          <table:table-cell office:value-type="string" calcext:value-type="string">
            <text:p>XIV.</text:p>
          </table:table-cell>
          <table:table-cell office:value-type="string" calcext:value-type="string">
            <text:p>Osijek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Šibensko-kninska županija</text:p>
          </table:table-cell>
          <table:table-cell office:value-type="string" calcext:value-type="string">
            <text:p>XV.</text:p>
          </table:table-cell>
          <table:table-cell office:value-type="string" calcext:value-type="string">
            <text:p>Šibenik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Vukovarsko-srijemska županija</text:p>
          </table:table-cell>
          <table:table-cell office:value-type="string" calcext:value-type="string">
            <text:p>XVI.</text:p>
          </table:table-cell>
          <table:table-cell office:value-type="string" calcext:value-type="string">
            <text:p>Vukovar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Splitsko-dalmatinska županija </text:p>
          </table:table-cell>
          <table:table-cell office:value-type="string" calcext:value-type="string">
            <text:p>XVII.</text:p>
          </table:table-cell>
          <table:table-cell office:value-type="string" calcext:value-type="string">
            <text:p>Split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Istarska županija</text:p>
          </table:table-cell>
          <table:table-cell office:value-type="string" calcext:value-type="string">
            <text:p>XVIII.</text:p>
          </table:table-cell>
          <table:table-cell office:value-type="string" calcext:value-type="string">
            <text:p>Pazin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Dubrovačko-neretvanska županija</text:p>
          </table:table-cell>
          <table:table-cell office:value-type="string" calcext:value-type="string">
            <text:p>XIX.</text:p>
          </table:table-cell>
          <table:table-cell office:value-type="string" calcext:value-type="string">
            <text:p>Dubrovnik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Međimurska županija</text:p>
          </table:table-cell>
          <table:table-cell office:value-type="string" calcext:value-type="string">
            <text:p>XX.</text:p>
          </table:table-cell>
          <table:table-cell office:value-type="string" calcext:value-type="string">
            <text:p>Čakovec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style-name="ce17" office:value-type="string" calcext:value-type="string">
            <text:p>Grad Zagreb</text:p>
          </table:table-cell>
          <table:table-cell office:value-type="string" calcext:value-type="string">
            <text:p>XXI.</text:p>
          </table:table-cell>
          <table:table-cell office:value-type="string" calcext:value-type="string">
            <text:p>Grad Zagreb</text:p>
          </table:table-cell>
        </table:table-row>
      </table:table>
      <table:table table:name="naselja" table:style-name="ta1">
        <table:table-column table:style-name="co4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row table:style-name="ro1">
          <table:table-cell table:style-name="ce3" office:value-type="string" calcext:value-type="string">
            <text:p>County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Municipality</text:p>
          </table:table-cell>
          <table:table-cell table:style-name="ce14" office:value-type="string" calcext:value-type="string">
            <text:p>Settlement</text:p>
          </table:table-cell>
        </table:table-row>
        <table:table-row table:style-name="ro1">
          <table:table-cell table:style-name="ce4" office:value-type="string" calcext:value-type="string">
            <text:p>Zagrebačka županija</text:p>
          </table:table-cell>
          <table:table-cell table:style-name="ce6" office:value-type="string" calcext:value-type="string">
            <text:p>Dugo Selo</text:p>
          </table:table-cell>
          <table:table-cell table:style-name="ce6"/>
          <table:table-cell table:style-name="ce6" office:value-type="string" calcext:value-type="string">
            <text:p>Andril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e Dvorišć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ugo Sel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pče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zinšč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eprov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ukarišć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la Ostr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ozor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uhov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elika Ostrna </text:p>
          </table:table-cell>
        </table:table-row>
        <table:table-row table:style-name="ro1">
          <table:table-cell/>
          <table:table-cell table:style-name="ce6" office:value-type="string" calcext:value-type="string">
            <text:p>Ivanić-Grad</text:p>
          </table:table-cell>
          <table:table-cell table:style-name="ce6"/>
          <table:table-cell table:style-name="ce6" office:value-type="string" calcext:value-type="string">
            <text:p>Cagi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ean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erežan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i Šarampov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aberje Ivanič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eda Breš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Ivanić-Grad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alševec Breš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epšić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ijevi Dubrovč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pati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savski Breg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ečn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er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kos Ivanić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emovec Breš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umećan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arn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opol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reb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Zaklep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Zelina Breška </text:p>
          </table:table-cell>
        </table:table-row>
        <table:table-row table:style-name="ro1">
          <table:table-cell/>
          <table:table-cell table:style-name="ce6" office:value-type="string" calcext:value-type="string">
            <text:p>Jastrebarsko</text:p>
          </table:table-cell>
          <table:table-cell table:style-name="ce6"/>
          <table:table-cell table:style-name="ce6" office:value-type="string" calcext:value-type="string">
            <text:p>Belčić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ebrova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ezar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eznik Plešivič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ukovac Svetojan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Celin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Crna Mla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Cvetković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Čabdin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Čegl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Črnil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lanjski Jar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magović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a Re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i Desi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raga Svetojans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ragovanšč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lj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ica Svetojans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a Kupč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a Re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i Desi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abar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ačac Slavetić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uci Draganič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rastje Plešivič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rašć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Ivančić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Izim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astrebars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urjevčan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upeć Dol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anišć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okošin Dol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lun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iladin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vaki Petrovin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rešje Okić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aljug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avlovčan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es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etrov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lešiv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ekrižje Plešivič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hoć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ilip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odin Dol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asto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edov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lavetić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rednj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ankov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pigelski Breg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ihočaj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oplic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lašk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olav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ranov Dol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ukšin Šip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Zdihovo </text:p>
          </table:table-cell>
        </table:table-row>
        <table:table-row table:style-name="ro1">
          <table:table-cell/>
          <table:table-cell table:style-name="ce7" office:value-type="string" calcext:value-type="string">
            <text:p>Samobor</text:p>
          </table:table-cell>
          <table:table-cell table:style-name="ce6"/>
          <table:table-cell table:style-name="ce6" office:value-type="string" calcext:value-type="string">
            <text:p>Beder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obov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aslov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atelj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ega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ega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ezovac Žumberač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udinj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ukovje Podvrš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Celine Samoborsk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Cerje Samobors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Cerov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an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lec Podokić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masl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raganje Sel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ragonoš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režnik Podokić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ubrava Samobors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Falašć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Farkaševec Samobor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algov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lubić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a Vas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ad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danjc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egurić Breg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rastina Samobors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aruš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avore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lad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lak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lokočevec Samobor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nšć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stanjevec Podvrš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tar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ravlj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ug Samobor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la Jazb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la Rakov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li Lip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nja Vas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edsav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olvic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ršić Sel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vo Selo Žumberač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sredek Žumberač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sunj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truše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avučnj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etkov Breg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dgrađe Podokić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dvrh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kle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akov Poto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ud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amobor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amoborski Oto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avršć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elce Žumberač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ječeva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lani Dol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lap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lavagor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merovišć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ojdrag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veti Martin pod Okićem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imra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ipački Breg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isovac Žumberač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elika Jazb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elika Rakov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eliki Lip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išnjevec Podvrš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ratnik Samobor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rbovec Samobor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rhovčak </text:p>
          </table:table-cell>
        </table:table-row>
        <table:table-row table:style-name="ro1">
          <table:table-cell/>
          <table:table-cell table:style-name="ce6" office:value-type="string" calcext:value-type="string">
            <text:p>Sveta Nedelja</text:p>
          </table:table-cell>
          <table:table-cell table:style-name="ce6"/>
          <table:table-cell table:style-name="ce6" office:value-type="string" calcext:value-type="string">
            <text:p>Bestov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ez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agnjić Dol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alinov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eresti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la Gor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va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reš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akit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rebrnj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rm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veta Nedelj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vetonedeljski Breg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Žitarka </text:p>
          </table:table-cell>
        </table:table-row>
        <table:table-row table:style-name="ro1">
          <table:table-cell/>
          <table:table-cell table:style-name="ce6" office:value-type="string" calcext:value-type="string">
            <text:p>Sveti Ivan Zelina</text:p>
          </table:table-cell>
          <table:table-cell table:style-name="ce6"/>
          <table:table-cell table:style-name="ce6" office:value-type="string" calcext:value-type="string">
            <text:p>Banje Selo Berisla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iškupec Zelin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lašk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laževdol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eg Mokrič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ezovec Zelin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ukev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ukovec Zelin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unj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Curk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Črečan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a Drenov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a Toplič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a Zel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e Oreš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e Psarjev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ubovec Bisaš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Filipović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iča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ič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a Drenov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a Toplič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e Oreš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e Psarjev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i Vink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rast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rnja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alin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elemin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ladešć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min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rečaves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riževč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akt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jk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rinovec Zelin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okrica Tomaševeč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espeš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vakovec Bisaš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vo Mjest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brež Zelin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auk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lon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lonje Tomaševeč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epoln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eto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adoišć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alni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elnica Psarjevač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uhodol Zelin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veta Hele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veti Ivan Zel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al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uli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urd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omaše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elika Gor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ukovje Zelins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Zadrk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Zrinšć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Žitomir </text:p>
          </table:table-cell>
        </table:table-row>
        <table:table-row table:style-name="ro1">
          <table:table-cell/>
          <table:table-cell table:style-name="ce6" office:value-type="string" calcext:value-type="string">
            <text:p>Velika Gorica</text:p>
          </table:table-cell>
          <table:table-cell table:style-name="ce6"/>
          <table:table-cell table:style-name="ce6" office:value-type="string" calcext:value-type="string">
            <text:p>Bapč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ukovč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uše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Cerovski Vrh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Cvetković Brd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Črnk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a Lom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e Podotoč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renje Šćitarjevs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ubra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a Lom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e Podotoč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adić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udc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ustel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agodn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erebić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ljučić Brd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bilić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zjač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uč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azi Turopolj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azina Čič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eknen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uka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la Bu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la Kos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rkuševec Turopolj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iče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raclin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vaki Šćitarjev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vo Čič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vo Selo Lekenič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brez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guli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ku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et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etra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etrovina Turopoljs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ljana Čič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vonož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akit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ib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as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el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op Bukev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aro Čič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rmec Bukev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ćitarjev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iljakov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rn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uropol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elika Bu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elika Gor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elika Kos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elika Mla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ukomerić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ukov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Zablatje Posavsko</text:p>
          </table:table-cell>
        </table:table-row>
        <table:table-row table:style-name="ro1">
          <table:table-cell/>
          <table:table-cell table:style-name="ce6" office:value-type="string" calcext:value-type="string">
            <text:p>Vrbovec</text:p>
          </table:table-cell>
          <table:table-cell table:style-name="ce6"/>
          <table:table-cell table:style-name="ce6" office:value-type="string" calcext:value-type="string">
            <text:p>Banov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če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Celin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Ceri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Cer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ijaneš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i Tkal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uleps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Đivan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aj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i Tkal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stović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abera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aberšć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ed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ruškov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n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rkač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ućar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onj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ovrečka Varoš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ovrečka Veli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u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ukov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renić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rtinska Ves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aselje Stjepana Radić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eg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vo Sel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esk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irak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dol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lja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ljanski Lug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iles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amobor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avska Cest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opol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rb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rbovečki Pavl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rh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Žunci </text:p>
          </table:table-cell>
        </table:table-row>
        <table:table-row table:style-name="ro1">
          <table:table-cell/>
          <table:table-cell table:style-name="ce6" office:value-type="string" calcext:value-type="string">
            <text:p>Zaprešić </text:p>
          </table:table-cell>
          <table:table-cell table:style-name="ce6"/>
          <table:table-cell table:style-name="ce6" office:value-type="string" calcext:value-type="string">
            <text:p>Hruševec Kupljen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Ivanec Bistran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ablan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upljenov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už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eren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jatn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ibic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Zaprešić 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Bede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elosla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os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mamn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trčk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urkovčina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Bistra</text:p>
          </table:table-cell>
          <table:table-cell table:style-name="ce6" office:value-type="string" calcext:value-type="string">
            <text:p>Bukov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istrans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a Bistr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a Bistr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vaki Bistran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borovo Bistrans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ljanica Bistranska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Brckovljani</text:p>
          </table:table-cell>
          <table:table-cell table:style-name="ce6" office:value-type="string" calcext:value-type="string">
            <text:p>Božjakov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ckovljan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a Gred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e Dvorišć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ač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rebi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usan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upoglav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eč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ikraj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ančić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takor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edrovec 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Brd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i Laduč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renje Brdoveč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i Laduč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arm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avor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ljuč Brdoveč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igorje Brdoveč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udnic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avski Marof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enk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ukovo Sel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Zdenci Brdovečki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Dubrava</text:p>
          </table:table-cell>
          <table:table-cell table:style-name="ce6" office:value-type="string" calcext:value-type="string">
            <text:p>Bađi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ez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i Marinkova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i Vukšina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ubrav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ubravski Markova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i Marinkova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i Vukšina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aber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abjanova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rit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stanj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unđeva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ad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ostar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va Kapel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va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aruževa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ehardova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dlužan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adul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ara Kapel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vinjar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Zetkan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Zgališć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Zvekova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Žukovec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Dubravica</text:p>
          </table:table-cell>
          <table:table-cell table:style-name="ce6" office:value-type="string" calcext:value-type="string">
            <text:p>Bobovec Rozgan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i Čemeh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ubrav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raj Gornj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ugarski Breg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ukavec Sutlan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log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osi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ozg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učilčevo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Farkaševac</text:p>
          </table:table-cell>
          <table:table-cell table:style-name="ce6" office:value-type="string" calcext:value-type="string">
            <text:p>Bolč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ezin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i Markova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Farkaševa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Ivančan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abal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č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jur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ašćeva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Zvoni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Žabnica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Gradec</text:p>
          </table:table-cell>
          <table:table-cell table:style-name="ce6" office:value-type="string" calcext:value-type="string">
            <text:p>Buzadova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Cug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Festi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Fu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abrić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ad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adečki Pavl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aganj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ube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li Brez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djales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kasin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toč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emeti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epi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alajc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ari Glog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učeni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eliki Brez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Zabrđe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Jakovlje</text:p>
          </table:table-cell>
          <table:table-cell table:style-name="ce6" office:value-type="string" calcext:value-type="string">
            <text:p>Igrišć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akovl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raljev Vrh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Klinča Sela</text:p>
          </table:table-cell>
          <table:table-cell table:style-name="ce6" office:value-type="string" calcext:value-type="string">
            <text:p>Beter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a Purgarij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a Zdenč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li Vrh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njev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a Purgarij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a Zdenč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linča Sel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zlikov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upi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vo Selo Okić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ljanica Okić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epišć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ržić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Kloštar Ivanić</text:p>
          </table:table-cell>
          <table:table-cell table:style-name="ce6" office:value-type="string" calcext:value-type="string">
            <text:p>Bešlinec Čemernica Lonjs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a Obreš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a Obreš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loštar Ivanić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rižc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ipovec Lonj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eda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obočan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ara Marč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ćapovec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Krašić</text:p>
          </table:table-cell>
          <table:table-cell table:style-name="ce6" office:value-type="string" calcext:value-type="string">
            <text:p>Barov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egovo Brdo Žumberač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ezarić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lenić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ukovica Prekriš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Careva Drag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Čučić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Čunkova Drag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l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e Prekriž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e Prekriž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rženi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utin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ezerin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njarić Vrh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stel Pribić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rašić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rnežić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rupač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učer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urpezova Gor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edven Drag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irkopol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ećn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ibić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ibić Crkven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vinc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adina Gor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ude Pribićk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aničići Žumberač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rmac Pribić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vržev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ranjak Žumberački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Kravarsko</text:p>
          </table:table-cell>
          <table:table-cell table:style-name="ce6" office:value-type="string" calcext:value-type="string">
            <text:p>Barbarići Kravar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Čaka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i Hruše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ladovec Kravar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i Hruše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ravars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vo Brd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dvor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ustik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Žitkovčica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Križ</text:p>
          </table:table-cell>
          <table:table-cell table:style-name="ce6" office:value-type="string" calcext:value-type="string">
            <text:p>Bunjan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i Prnjar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i Prnjar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oh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nšćan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riž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la Hrastil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vosel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bedišć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keši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azljev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ečica Kriš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irin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ušnjar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elika Hrastil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ezišće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uka</text:p>
          </table:table-cell>
          <table:table-cell table:style-name="ce6" office:value-type="string" calcext:value-type="string">
            <text:p>Krajska Ves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u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lus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ad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Žejinci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arija Gorica</text:p>
          </table:table-cell>
          <table:table-cell table:style-name="ce6" office:value-type="string" calcext:value-type="string">
            <text:p>Bijela Gorica Celine Goričk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rast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raj Donj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raj Gornj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riž Brdoveč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rija Gor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plazni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rsteni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Žlebec Gorički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Orle</text:p>
          </table:table-cell>
          <table:table-cell table:style-name="ce6" office:value-type="string" calcext:value-type="string">
            <text:p>Bukev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Čret Posav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rne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bed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rl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uč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ružec Posav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uš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eleše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rbovo Posavsko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isarovina</text:p>
          </table:table-cell>
          <table:table-cell table:style-name="ce6" office:value-type="string" calcext:value-type="string">
            <text:p>Brat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egana Pisarovins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a Kupč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voranc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ica Jamnič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adec Pokup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amnica Pisarovins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ijevo Sredič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učel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isarov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dgorje Jamnič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elsko Brd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opolovec Pisarovin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elika Jamnička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okupsko</text:p>
          </table:table-cell>
          <table:table-cell table:style-name="ce6" office:value-type="string" calcext:value-type="string">
            <text:p>Auguštan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Cerje Pokups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Cvetnić Brd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ladovec Pokup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otnj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ijevi Degoj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ijevi Štefan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ukinić Brd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patij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kups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ože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rezojev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estak Brd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Zgurić Brdo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reseka</text:p>
          </table:table-cell>
          <table:table-cell table:style-name="ce6" office:value-type="string" calcext:value-type="string">
            <text:p>Donja Veli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a Veli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a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ame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raljev Vrh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rušlje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ed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oganč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ese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lat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rednja Veli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rm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Šel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ink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Žabnjak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ušća</text:p>
          </table:table-cell>
          <table:table-cell table:style-name="ce6" office:value-type="string" calcext:value-type="string">
            <text:p>Bregovlja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a Pušć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ubrava Pušćans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a Pušć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rebin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ruševec Pušćan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rija Magdale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Žlebec Pušćanski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Rakovec</text:p>
          </table:table-cell>
          <table:table-cell table:style-name="ce6" office:value-type="string" calcext:value-type="string">
            <text:p>Baniče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Brezan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ropče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vorišć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li Vrh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rušk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udov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le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Lipn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la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akove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aletić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Rugvica</text:p>
          </table:table-cell>
          <table:table-cell table:style-name="ce6" office:value-type="string" calcext:value-type="string">
            <text:p>Čista Mla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Črnec Dugosel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Črnec Rugvič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a Gred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ragošič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rušć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alševec Nart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ežev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art Sav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vaki Nart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Novaki Oborov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bedišće Ježevs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borov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kunšća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tok Nart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Otok Svibovs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eseka Oborovs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revla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ugvic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op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ruga Narts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vib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rstenik Nartski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tupnik</text:p>
          </table:table-cell>
          <table:table-cell table:style-name="ce6" office:value-type="string" calcext:value-type="string">
            <text:p>Gornji Stupni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Donji Stupnik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upnički Obrež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Žumberak</text:p>
          </table:table-cell>
          <table:table-cell table:style-name="ce6" office:value-type="string" calcext:value-type="string">
            <text:p>Cer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Oštr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ašći Vrh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lušinj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ornji Oštr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getić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Grič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Hart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avor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ezernic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Jurkovo Sel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alj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rdići Žumberač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ostanjevac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Kupčina Žumberačk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arkušić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Mrzlo Polje Žumberač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etričko Sel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Plavc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adinovo Brd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Reštovo Žumberač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opot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ošic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ari Grad Žumberačk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Stup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omaševci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Tupčin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eliki Vrh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isoć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išći Vrh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lašić Brd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Vukovo Brd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Žamarija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Željezno Žumberačko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6" office:value-type="string" calcext:value-type="string">
            <text:p>Žumberak</text:p>
          </table:table-cell>
        </table:table-row>
        <table:table-row table:style-name="ro1">
          <table:table-cell table:style-name="ce4" office:value-type="string" calcext:value-type="string">
            <text:p>Krapinsko-zagorska županija</text:p>
          </table:table-cell>
          <table:table-cell office:value-type="string" calcext:value-type="string">
            <text:p>Donja Stubica</text:p>
          </table:table-cell>
          <table:table-cell/>
          <table:table-cell office:value-type="string" calcext:value-type="string">
            <text:p>Donja Pod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Stub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Pod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iža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uše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pa V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te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eko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sto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čak </text:p>
          </table:table-cell>
        </table:table-row>
        <table:table-row table:style-name="ro1">
          <table:table-cell/>
          <table:table-cell office:value-type="string" calcext:value-type="string">
            <text:p>Klanjec</text:p>
          </table:table-cell>
          <table:table-cell/>
          <table:table-cell office:value-type="string" calcext:value-type="string">
            <text:p>Bobovec Tomaševe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tovski 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sarska V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 Klanje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orij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jak Klanje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d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anj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dine Klanječ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pogla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tovčan Novodvor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tovčan Tomaševe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čelnica Tomaševe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hanovićev 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Dvori Klanje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kovec Tomaševe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maševec </text:p>
          </table:table-cell>
        </table:table-row>
        <table:table-row table:style-name="ro1">
          <table:table-cell/>
          <table:table-cell office:value-type="string" calcext:value-type="string">
            <text:p>Krapina</text:p>
          </table:table-cell>
          <table:table-cell/>
          <table:table-cell office:value-type="string" calcext:value-type="string">
            <text:p>Bobov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i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Šem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Pačet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p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zi Krapi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paj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haljekov Jare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ora Krapi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e Krapin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t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tava Krapi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ahi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aža Krapi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karić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ušelj Brije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kal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ški 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V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dovec Krapi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dovec Petrov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utnica </text:p>
          </table:table-cell>
        </table:table-row>
        <table:table-row table:style-name="ro1">
          <table:table-cell/>
          <table:table-cell office:value-type="string" calcext:value-type="string">
            <text:p>Oroslavje</text:p>
          </table:table-cell>
          <table:table-cell/>
          <table:table-cell office:value-type="string" calcext:value-type="string">
            <text:p>Andraše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ušlje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kr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oslav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ubička Slatina </text:p>
          </table:table-cell>
        </table:table-row>
        <table:table-row table:style-name="ro1">
          <table:table-cell/>
          <table:table-cell office:value-type="string" calcext:value-type="string">
            <text:p>Pregrada</text:p>
          </table:table-cell>
          <table:table-cell/>
          <table:table-cell office:value-type="string" calcext:value-type="string">
            <text:p>Benk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gi Kostel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š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gr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Plemenšć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br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jak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Plemenšć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e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st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stel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in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iša V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vlovec Pregrad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gra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iper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ojurski 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entin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a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šnje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js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hi Pregrad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hi Vinagorski </text:p>
          </table:table-cell>
        </table:table-row>
        <table:table-row table:style-name="ro1">
          <table:table-cell/>
          <table:table-cell office:value-type="string" calcext:value-type="string">
            <text:p>Zabok </text:p>
          </table:table-cell>
          <table:table-cell/>
          <table:table-cell office:value-type="string" calcext:value-type="string">
            <text:p>Brač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gi Zabo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rava Zabo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r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de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ubaš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um Zabo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kuševec Zabo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g Zabo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in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vlovec Zabo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senik Gubašev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senik Začret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pičkov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sanić Jare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bok </text:p>
          </table:table-cell>
        </table:table-row>
        <table:table-row table:style-name="ro1">
          <table:table-cell/>
          <table:table-cell office:value-type="string" calcext:value-type="string">
            <text:p>Zlatar</text:p>
          </table:table-cell>
          <table:table-cell/>
          <table:table-cell office:value-type="string" calcext:value-type="string">
            <text:p>Bel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r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tin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Bat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Sel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venik Zlatar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Bat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Sel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ranšć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disla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inšć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ruše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t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ćrbin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žan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vršje Bele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la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nož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edekovč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lovar Zlatar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stovec Orehov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b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ižanč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g Orehov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g Poznanove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inec Orehov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eh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znan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stodol Orehov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jnić Bre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dra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idovinjak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udinšč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tal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t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pi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igut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žur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koj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mper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pušt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Križ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plič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jezda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esin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inić 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Jalš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Zbi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ravica Desinić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b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a Košn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Jalš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Zbi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ste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oh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um Košn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ić Desinić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ić Košn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zb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le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anječ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š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boj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redek Desinić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vnice Desinić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a Ves Košn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mu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kalić Zagor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ovec Desinić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nišće Desinić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n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Horvatsk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Đurmanec</text:p>
          </table:table-cell>
          <table:table-cell office:value-type="string" calcext:value-type="string">
            <text:p>Donji Mace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Đurman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ičan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Mace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lev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om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zer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privnica Zagor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ovč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brez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go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t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vninsk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rnja Stubica</text:p>
          </table:table-cell>
          <table:table-cell office:value-type="string" calcext:value-type="string">
            <text:p>Banšć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bri Zde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Stub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usa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um Stub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kšin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ivaro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r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ehova Go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sanska Go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iće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m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kire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ani Pot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Mate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agud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ter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ave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rašćina</text:p>
          </table:table-cell>
          <table:table-cell office:value-type="string" calcext:value-type="string">
            <text:p>Dom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Kralje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Kralje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ašć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usin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rek Habeko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et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gov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bov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um na Sutli</text:p>
          </table:table-cell>
          <table:table-cell office:value-type="string" calcext:value-type="string">
            <text:p>Brezno 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Brez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uškovec 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uškovec Hum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Brez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letin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um na Sut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enovec Hum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st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pi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Tab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ešje Hum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red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šl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s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mec Hum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biš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lug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senje</text:p>
          </table:table-cell>
          <table:table-cell office:value-type="string" calcext:value-type="string">
            <text:p>Brdo Jesenj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je Jesenj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Jese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Jese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žani Zagorsk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njščina</text:p>
          </table:table-cell>
          <table:table-cell office:value-type="string" calcext:value-type="string">
            <text:p>Bočad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ča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lek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Bat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Konjšč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l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Konjšč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l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rt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im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jšč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sove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pina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šće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šobre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nišć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aljevec na Sutli</text:p>
          </table:table-cell>
          <table:table-cell office:value-type="string" calcext:value-type="string">
            <text:p>Draš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Čemeh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č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pelski 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ljevec na Sut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avec Klanje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vra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š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ak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mec Sutlansk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apinske Toplice</text:p>
          </table:table-cell>
          <table:table-cell office:value-type="string" calcext:value-type="string">
            <text:p>Čr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Vi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gur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šak Bre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senovac Zagor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rje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o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up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pinske Topl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vreća Se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Erpe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tur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at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ivonja Jare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ča Se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tnjakove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umrovec</text:p>
          </table:table-cell>
          <table:table-cell office:value-type="string" calcext:value-type="string">
            <text:p>Donji Škr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gnje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ad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mr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vno Brez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zdrto Tuhelj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zv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s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n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bor</text:p>
          </table:table-cell>
          <table:table-cell office:value-type="string" calcext:value-type="string">
            <text:p>Ceb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b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kušbrije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rova 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i Golub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p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Petrovagor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ipot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jnovec Lobor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vršje Loborsk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če</text:p>
          </table:table-cell>
          <table:table-cell office:value-type="string" calcext:value-type="string">
            <text:p>Del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kuljevec Peršaveš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č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Bu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Kom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šav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Bu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Kom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kan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ija Bistrica</text:p>
          </table:table-cell>
          <table:table-cell office:value-type="string" calcext:value-type="string">
            <text:p>Globoč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um Bistr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z Bistr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z Stub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ija Bist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orje Bistri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rađ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anica Bistr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šobreg Bistr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gon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hovljan</text:p>
          </table:table-cell>
          <table:table-cell office:value-type="string" calcext:value-type="string">
            <text:p>Frkuljevec Mihovlja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gur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zmin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hovlj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tinske Toplic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i Golubovec</text:p>
          </table:table-cell>
          <table:table-cell office:value-type="string" calcext:value-type="string">
            <text:p>Gora Vetern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Golub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ču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Vetern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tern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rovsko</text:p>
          </table:table-cell>
          <table:table-cell office:value-type="string" calcext:value-type="string">
            <text:p>Benkovec Petrov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ovica Petrov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den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Pačet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rov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aj Petrov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seka Petrov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v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atina Svedruš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a Ves Petrov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druž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tuparj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doboj</text:p>
          </table:table-cell>
          <table:table-cell office:value-type="string" calcext:value-type="string">
            <text:p>Bregi Radobo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jani Suti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Šem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zv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ljevec Radobo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ljevec Šemn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ehovec Radobo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obo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ahinje Radobojsk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ubičke Toplice</text:p>
          </table:table-cell>
          <table:table-cell office:value-type="string" calcext:value-type="string">
            <text:p>Pi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je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mec Stub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ubičke Toplic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veti Križ Začretje</text:p>
          </table:table-cell>
          <table:table-cell office:value-type="string" calcext:value-type="string">
            <text:p>Brezo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glenica Zagor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Pačet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lovec Začret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up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or Začret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tar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zjak Začret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r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stodol Začret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kir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Križ Začret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truclj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valj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m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an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vršje Začret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leć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Tuhelj</text:p>
          </table:table-cell>
          <table:table-cell office:value-type="string" calcext:value-type="string">
            <text:p>Banska Go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rešnje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govec Zagor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n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nica Zagor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t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se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Križ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ste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he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heljske Toplic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liko Trgovišće</text:p>
          </table:table-cell>
          <table:table-cell office:value-type="string" calcext:value-type="string">
            <text:p>Bezav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mah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užil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rovč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lš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zero Klanje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zl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žar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v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m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nišće Klanje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Erpe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o Trgov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l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žovlj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agorska Sela</text:p>
          </table:table-cell>
          <table:table-cell office:value-type="string" calcext:value-type="string">
            <text:p>Bojač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t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a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Škr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rina Zla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ić Milja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zminec Milja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e Poljans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j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ana Sutla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šć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gorska Sel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latar Bistrica</text:p>
          </table:table-cell>
          <table:table-cell office:value-type="string" calcext:value-type="string">
            <text:p>Ervenik Zlatar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vreč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asanje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eš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latar Bistrica </text:p>
          </table:table-cell>
        </table:table-row>
        <table:table-row table:style-name="ro1">
          <table:table-cell office:value-type="string" calcext:value-type="string">
            <text:p>Sisačko-moslavačka županija</text:p>
          </table:table-cell>
          <table:table-cell table:style-name="ce6" office:value-type="string" calcext:value-type="string">
            <text:p>Glina</text:p>
          </table:table-cell>
          <table:table-cell table:style-name="ce6"/>
          <table:table-cell table:style-name="ce6" office:value-type="string" calcext:value-type="string">
            <text:p>Balin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atu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ijele Vod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išćano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j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rovit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est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ezovo Po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njeuš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ub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zet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abr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esni Dego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lnja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Buč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Trste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e Jam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e Selišt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e Taborišt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Klasn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Selk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Viduše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agot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enovac Ban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vorišć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l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Buč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e Jam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e Selišt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e Taborišt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Klasn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Selk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Viduše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čanica Šišine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ađe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ajt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Ilovač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oše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ihal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zapero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jske Polja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jski Trt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a Sol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Grad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Oblja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inbrod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tin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mčilovića Kos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o Selo Glins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ekop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ije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vno Rašć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viš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kel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latina Pokup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nk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rač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ašev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ator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ibi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novac Glin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tnik Glin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urče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a Sol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i Grad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i Oblja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lahov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loj</text:p>
          </table:table-cell>
        </table:table-row>
        <table:table-row table:style-name="ro1">
          <table:table-cell/>
          <table:table-cell table:style-name="ce6" office:value-type="string" calcext:value-type="string">
            <text:p>Hrvatska Kostajnica</text:p>
          </table:table-cell>
          <table:table-cell table:style-name="ce6"/>
          <table:table-cell table:style-name="ce6" office:value-type="string" calcext:value-type="string">
            <text:p>Čuku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rvatska Kostaj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nj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us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su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lište Kostajnič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Utolica </text:p>
          </table:table-cell>
        </table:table-row>
        <table:table-row table:style-name="ro1">
          <table:table-cell/>
          <table:table-cell table:style-name="ce7" office:value-type="string" calcext:value-type="string">
            <text:p>Kutina</text:p>
          </table:table-cell>
          <table:table-cell table:style-name="ce6"/>
          <table:table-cell table:style-name="ce6" office:value-type="string" calcext:value-type="string">
            <text:p>Banova Jarug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at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inj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air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jl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usa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Ilov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mar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nja Lip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toličke Čair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letišt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ajiška Kuti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t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ti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tinska Slat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eđur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kleuš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šin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epuš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lišt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upovač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art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bjegovača </text:p>
          </table:table-cell>
        </table:table-row>
        <table:table-row table:style-name="ro1">
          <table:table-cell/>
          <table:table-cell table:style-name="ce6" office:value-type="string" calcext:value-type="string">
            <text:p>Novska</text:p>
          </table:table-cell>
          <table:table-cell table:style-name="ce6"/>
          <table:table-cell table:style-name="ce6" office:value-type="string" calcext:value-type="string">
            <text:p>Bai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r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estač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ezovac Suboc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oči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za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zari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ičk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ov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a Suboc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i Grab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kle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lesm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povac Suboc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đenov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j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j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žda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igetac Nov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ra Suboc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ri Grab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oćarica </text:p>
          </table:table-cell>
        </table:table-row>
        <table:table-row table:style-name="ro1">
          <table:table-cell/>
          <table:table-cell table:style-name="ce6" office:value-type="string" calcext:value-type="string">
            <text:p>Petrinja</text:p>
          </table:table-cell>
          <table:table-cell table:style-name="ce6"/>
          <table:table-cell table:style-name="ce6" office:value-type="string" calcext:value-type="string">
            <text:p>Beg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ijel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li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est Pokup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epeliš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unt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ean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doš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Bačug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Budič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Mlinog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Pastuš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e Mokri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agotin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umač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linska Polj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Bačug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Mlinog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Pastuš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e Mokri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ber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bovac Ban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rasto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rvatski Čunt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buk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oša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lin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aljevč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iž Hrastova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ušč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čkovo Sel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a Gor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eđurač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očin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šće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šta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eboj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a Drenč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i Farkaš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o Selišt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c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tk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tri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njavor Čuntić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ib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l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rednje Mokri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raš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ražbe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aborišt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emušnj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i Šušnja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ateč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upić</text:p>
          </table:table-cell>
        </table:table-row>
        <table:table-row table:style-name="ro1">
          <table:table-cell/>
          <table:table-cell table:style-name="ce6" office:value-type="string" calcext:value-type="string">
            <text:p>Sisak</text:p>
          </table:table-cell>
          <table:table-cell table:style-name="ce6"/>
          <table:table-cell table:style-name="ce6" office:value-type="string" calcext:value-type="string">
            <text:p>Blinjski Ku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daše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kovs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rn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igo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e Komare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e Komare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ed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ušć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rastel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zve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lobuč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ateč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etovan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o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ukavec Posav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dž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užilovč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o Prač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o Sel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o Selo Palanječ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dra Sisa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lanje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elošć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l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is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ra Drenč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ro Prač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ro Sel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up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uvo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pol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o Svinjič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uro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abno 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Donji Kukuruzari</text:p>
          </table:table-cell>
          <table:table-cell table:style-name="ce6" office:value-type="string" calcext:value-type="string">
            <text:p>Babina Rije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roje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Veleš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Bjel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Kukuruz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Veleš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Bjel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Kukuruz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nezovlj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mogov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streši Bjelova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ovč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ečenč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evrš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Umetić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Dvor</text:p>
          </table:table-cell>
          <table:table-cell table:style-name="ce6" office:value-type="string" calcext:value-type="string">
            <text:p>Brđani Šamari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i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injski Riječ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avlo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Ćor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ivuš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Orao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Stup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Dobret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Javoran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Žir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ag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ašk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vo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ag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lavič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lubovac Divuš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i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Orao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Stup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Dobret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Javoran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Žir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bo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muš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vozdans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rt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v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vor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epči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bilj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mor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s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tar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zibrod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lj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oti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jesk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jub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jd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tije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stoj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uk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dal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gu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udež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uje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oča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nić Po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ruga Ban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akanli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egest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vrakar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gov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Udet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Unč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an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oli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polje Bans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kop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mlač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r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ut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Gvozd</text:p>
          </table:table-cell>
          <table:table-cell table:style-name="ce6" office:value-type="string" calcext:value-type="string">
            <text:p>Blatuš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v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nja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revarska Str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remuš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ugo Sel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li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Čemer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Trste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vozd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ir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zar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strož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ješča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dgor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lavsko Po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ip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ljiv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epča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Hrvatska Dubica</text:p>
          </table:table-cell>
          <table:table-cell table:style-name="ce6" office:value-type="string" calcext:value-type="string">
            <text:p>Bać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Cerovlj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Cerovlj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rvatska Dub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labi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ivaja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Jasenovac</text:p>
          </table:table-cell>
          <table:table-cell table:style-name="ce6" office:value-type="string" calcext:value-type="string">
            <text:p>Drenov Bo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sen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šutar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ap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la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u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an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ebež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Ušt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šnjica Uštička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ekenik</text:p>
          </table:table-cell>
          <table:table-cell table:style-name="ce6" office:value-type="string" calcext:value-type="string">
            <text:p>Brežane Lekeničk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kišev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erje Letovanić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Vukoje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už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Vukoje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eke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etovan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lanjek Pokup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šće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tr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kupsko Vrateč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ljana Lekeni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ri Brod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ri Farkaš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iš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h Letovanić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ažina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ipovljani</text:p>
          </table:table-cell>
          <table:table-cell table:style-name="ce6" office:value-type="string" calcext:value-type="string">
            <text:p>Kraljeva Veli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iva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ipovlj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iljenice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ajur</text:p>
          </table:table-cell>
          <table:table-cell table:style-name="ce6" office:value-type="string" calcext:value-type="string">
            <text:p>Gornja Memin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Hrast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bošt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str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ju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o Krče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rača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rednja Memin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ubal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i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o Krčevo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artinska Ves</text:p>
          </table:table-cell>
          <table:table-cell table:style-name="ce6" office:value-type="string" calcext:value-type="string">
            <text:p>Bok Palanje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esni Dubrovč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esno Trebarje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esno Željez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ezero Posavs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ijeva Lu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ijevo Trebarje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ijevo Željez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jublja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ho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tinska Ves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tuš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releč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išina Erded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išina Kaptol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irčica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unja</text:p>
          </table:table-cell>
          <table:table-cell table:style-name="ce6" office:value-type="string" calcext:value-type="string">
            <text:p>Bestrm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istrač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linjska Gred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b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đani Cest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đani Kos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rkveni Bo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aplj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etvrtk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Let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Hrast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ljač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Let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dusa Posav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eda Sunj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Ivanjski Bo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senovč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inja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lad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streši Šaš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ivaj Sunj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a Gradus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a Paukov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osel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p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trinj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brđ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donja Lu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lišće Sunjs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jever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lovin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z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rme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u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aš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imar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dro Po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a Gradus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ukoše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reme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Topusko</text:p>
          </table:table-cell>
          <table:table-cell table:style-name="ce6" office:value-type="string" calcext:value-type="string">
            <text:p>Batinova Kos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ko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rni Poto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Čemer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eđ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rvatsko Sel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tin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a Vranov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c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r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nikv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ro Selo Topus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pus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a Vranov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orkapić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Velika Ludina</text:p>
          </table:table-cell>
          <table:table-cell table:style-name="ce6" office:value-type="string" calcext:value-type="string">
            <text:p>Gornja Vlahinić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brič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brov Poto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toličko Selišć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mpato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udi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a Lud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ustafina Klad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kol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uško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a Lud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drenjak </text:p>
          </table:table-cell>
        </table:table-row>
        <table:table-row table:style-name="ro1">
          <table:table-cell/>
          <table:table-cell table:style-name="ce6" office:value-type="string" calcext:value-type="string">
            <text:p>Popovača</text:p>
          </table:table-cell>
          <table:table-cell table:style-name="ce6"/>
          <table:table-cell table:style-name="ce6" office:value-type="string" calcext:value-type="string">
            <text:p>Cigle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Grače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Jelen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Vlahini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Grače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Jelen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slavačka Slat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seko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dbrđ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povač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to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ruž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oloder </text:p>
          </table:table-cell>
        </table:table-row>
        <table:table-row table:style-name="ro1">
          <table:table-cell table:style-name="ce4" office:value-type="string" calcext:value-type="string">
            <text:p>Karlovačka županija</text:p>
          </table:table-cell>
          <table:table-cell office:value-type="string" calcext:value-type="string">
            <text:p>Duga Resa</text:p>
          </table:table-cell>
          <table:table-cell/>
          <table:table-cell office:value-type="string" calcext:value-type="string">
            <text:p>Belajska Vi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la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š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ovački Gal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Mrzl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Zveč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ga Re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vorj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lović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Mrzl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ganj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šća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zalj 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š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halić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ežničke Polj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ežnički Br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ežnički Nova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ežnički Varo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ežni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ežničko Dvor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 Brdo Mrežni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ćurkovo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rakovo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Petar Mrežn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eketino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nac Mrežn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večaj </text:p>
          </table:table-cell>
        </table:table-row>
        <table:table-row table:style-name="ro1">
          <table:table-cell/>
          <table:table-cell office:value-type="string" calcext:value-type="string">
            <text:p>Karlovac</text:p>
          </table:table-cell>
          <table:table-cell/>
          <table:table-cell office:value-type="string" calcext:value-type="string">
            <text:p>Banska Sel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nski Mora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atnica Pokup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ova Gl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ž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ga Re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ovac Vukmanić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Trebi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Mekuš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Sjenič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Trebi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St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Sjenič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šća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us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čići Pokup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ković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ošević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b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a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l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ipino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jaić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nez Go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bilić Pokup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jkov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iti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dve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a Pokup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hić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jer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k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pović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l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č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b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ak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unjska Sel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unjski Mora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ebre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šlja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šilo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šk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dbi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ti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dost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kman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ko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doba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gr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mršje </text:p>
          </table:table-cell>
        </table:table-row>
        <table:table-row table:style-name="ro1">
          <table:table-cell/>
          <table:table-cell table:style-name="ce9" office:value-type="string" calcext:value-type="string">
            <text:p>Ogulin</text:p>
          </table:table-cell>
          <table:table-cell/>
          <table:table-cell office:value-type="string" calcext:value-type="string">
            <text:p>Desmer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Dubra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Zago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ež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jmić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Dubra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Zago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eljin Oguli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sen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ković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gul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ok Oštari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nik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po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ok Musuli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škar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bar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bljak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lopek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Pe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ošmari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kovići Oguli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tu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gorje </text:p>
          </table:table-cell>
        </table:table-row>
        <table:table-row table:style-name="ro1">
          <table:table-cell/>
          <table:table-cell office:value-type="string" calcext:value-type="string">
            <text:p>Ozalj</text:p>
          </table:table-cell>
          <table:table-cell/>
          <table:table-cell office:value-type="string" calcext:value-type="string">
            <text:p>Badov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linsk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loš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š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šlje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tov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je Vivodin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ovica Žumbera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dim Vivodi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l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je Vivodin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vet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nčul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jutr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jani Žumber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Lo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Oštri Vrh Ozal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goš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rl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vorišće Ozalj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vorišće Vivodin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re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atrovci Ozal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rjan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lezova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l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eši Žumber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i Vrh Ozal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iki Vivodi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Pokup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Lo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Oštri Vrh Ozal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šćaki Ozal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dić Bre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du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udalj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d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astovica Vivodi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l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šk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me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š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se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ljaj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n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vkuš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je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vić Prekriš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šići Ozal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unić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Erja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ki Ozal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brež Vivodi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a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ćar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ruš 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lat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brež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r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ice Pir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e Ozalj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povići Žumber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žu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at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na V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jak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j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kul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ap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dat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š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ojav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čko Hra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lj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kalje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maš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ešće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rašt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Erja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i 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vod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banska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h Ozal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h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hovački Sop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š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ket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ks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jačk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lu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or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orkovac na Kup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orkovac Vivodinski </text:p>
          </table:table-cell>
        </table:table-row>
        <table:table-row table:style-name="ro1">
          <table:table-cell/>
          <table:table-cell office:value-type="string" calcext:value-type="string">
            <text:p>Slunj</text:p>
          </table:table-cell>
          <table:table-cell/>
          <table:table-cell office:value-type="string" calcext:value-type="string">
            <text:p>Arap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ndin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ag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kovac Perjas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no Vr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vijanović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vito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me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Gl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Viso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Primiš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Tabor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Ce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Furj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Krem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Lađ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Nik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Polo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Pop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ra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insko Vr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Gl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Viso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Primiš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Tabor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Ce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Furj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Krem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Lađ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Nik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Pop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ob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anac Perjas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sijer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ta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zma Perjas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đevačko Sel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p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mbarde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Vuko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indolsko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j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jesto Primiš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vl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mel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bi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to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lopek Lu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stav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u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unjč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n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ared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ojmer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liv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č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žić Primišlja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ju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junska Gl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junski Ponor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dekić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pol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čev Varoš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ilović</text:p>
          </table:table-cell>
          <table:table-cell office:value-type="string" calcext:value-type="string">
            <text:p>Banjsk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rilo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l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lajske Polj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lajski Mal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e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ovac Barilović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Perjas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Skr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Velemer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ćešk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Polo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Velemer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sten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anska Str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anski Brije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ansk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sijersk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iž Kora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skovac Barilović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č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Ko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Koz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l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ur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oš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ež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 Selo Perjasi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ij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jas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vož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norac Perjas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planin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ednji Polo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oj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ćul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tir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čak Perjas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Koz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jenac Barilović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inaj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abljak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siljevo</text:p>
          </table:table-cell>
          <table:table-cell office:value-type="string" calcext:value-type="string">
            <text:p>Be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toraj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s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silj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gač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atr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č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a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r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s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n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h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su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enić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lje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č Bosiljev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sla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ovšća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ičina Go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teš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 Selo Bosiljev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iš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ok na Dob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reb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um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ok Bosiljev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banj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ndul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nik Bosiljev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a Bosiljev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oblić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ah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g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peh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m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roš Bosiljev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dena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hova Go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ubrin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tingrad</text:p>
          </table:table-cell>
          <table:table-cell office:value-type="string" calcext:value-type="string">
            <text:p>Batno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govo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govol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h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tingr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tinski Varo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ić Polj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Žrv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Gnoj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Đurin Pot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i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noj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j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Žrv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Gnoj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ar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plju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ste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esar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uškov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j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jevačko Sel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šin Pot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cet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ojski Varo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n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še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di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ednje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ma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ljkov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tar Varo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ov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ganić </text:p>
          </table:table-cell>
          <table:table-cell office:value-type="string" calcext:value-type="string">
            <text:p>Draganić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eralski Stol</text:p>
          </table:table-cell>
          <table:table-cell office:value-type="string" calcext:value-type="string">
            <text:p>Brcković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no Kama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bren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Bukov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ga 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de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neralski St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ičice Dobrans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Bukov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Zveč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d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nkovo Sel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ov Pes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tešk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ežnički Br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run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ulip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očaj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r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uk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maš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ov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sipdol</text:p>
          </table:table-cell>
          <table:table-cell office:value-type="string" calcext:value-type="string">
            <text:p>Carev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ov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točni Troj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sip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ru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nj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njava Modruš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štari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bljaki Modruš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lopeki Modruš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rad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oj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jin 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jnova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manje</text:p>
          </table:table-cell>
          <table:table-cell office:value-type="string" calcext:value-type="string">
            <text:p>Brlog Ozal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ma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Vrh Kaman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ljak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seka Ozalj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št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Vrh Kamanjsk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njak</text:p>
          </table:table-cell>
          <table:table-cell office:value-type="string" calcext:value-type="string">
            <text:p>Bijeli Kla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bor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dačka Rije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rić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tr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Bud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gi 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vor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Bud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Skr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ovac Krnj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ovac Vojnić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vatsko Žar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snić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serov Pot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Crkv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la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vković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orje Krnja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ana Vojnić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nor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tovac Bud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hodol Bud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upi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Crkv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jnović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go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imić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inja</text:p>
          </table:table-cell>
          <table:table-cell office:value-type="string" calcext:value-type="string">
            <text:p>Banski Kovač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na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ni Štefan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no Sredi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si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 Selo Lasinj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kos Lasin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jeničak Lasinjsk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retić</text:p>
          </table:table-cell>
          <table:table-cell office:value-type="string" calcext:value-type="string">
            <text:p>Ba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g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jakovo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kovje Netretić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libr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Pril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St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ra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rav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ketić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i Vrh Netretić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Pril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kovci Netretić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rče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le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čev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nići Ribn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deš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nčar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njg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et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Modruš Pot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ač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zlja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tret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grad na Dob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vi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ščet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ina Kunić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č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šetar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sopaj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up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ednje Pril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až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n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Modruš Pot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ski 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kova Go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borsk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grad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vršje Netretićk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ški</text:p>
          </table:table-cell>
          <table:table-cell office:value-type="string" calcext:value-type="string">
            <text:p>Janja 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zero I. D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n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p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t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đeđ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š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hum Plaščansk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kovica</text:p>
          </table:table-cell>
          <table:table-cell office:value-type="string" calcext:value-type="string">
            <text:p>Basa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jdić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oća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tr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Ćuić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ežnik Gr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Moči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ri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ma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lov Kla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anski Lu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dunski Ljes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i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ov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šv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 Kršl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štarski Stano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k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kovičko Sel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dil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ište Drežni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a Kršlj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bnik</text:p>
          </table:table-cell>
          <table:table-cell office:value-type="string" calcext:value-type="string">
            <text:p>Donja Stra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enovica Lipn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ica Lipn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Stra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Goli Vrh Lipn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ič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rne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sen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inski 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ki Lipn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b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v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b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radsk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pčić 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selić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borsko</text:p>
          </table:table-cell>
          <table:table-cell office:value-type="string" calcext:value-type="string">
            <text:p>Beg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čka Jese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borsk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unj</text:p>
          </table:table-cell>
          <table:table-cell office:value-type="string" calcext:value-type="string">
            <text:p>Gerovo Tounj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menica Skradn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ok Toun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br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u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žić Toun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dena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jnić</text:p>
          </table:table-cell>
          <table:table-cell office:value-type="string" calcext:value-type="string">
            <text:p>Brdo Utinj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kovica Utinj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Brusov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žape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češa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j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Brusov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g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h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r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tali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ste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oko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up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juč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nežević Ko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kir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lar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ivaja Vojnić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sti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pljen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sa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ovac Krstin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sku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ešević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dić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đeđak Utin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holj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ace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ačaj Krstin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rova Polj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sed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je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ma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o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jić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akova Polj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inica Krstinj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roka Rije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takor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tinja Vr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jiš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jn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ivković Kos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Žakanje</text:p>
          </table:table-cell>
          <table:table-cell office:value-type="string" calcext:value-type="string">
            <text:p>Breznik Žakan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ih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bnjarački Br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bnjar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Bukovac Žakan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t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Bukovac Žakan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dr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g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r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rovski Br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hanj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Pa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š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š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vut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a Žakanj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ač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Pa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luka Lipn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akanje </text:p>
          </table:table-cell>
        </table:table-row>
        <table:table-row table:style-name="ro1">
          <table:table-cell table:style-name="ce4" office:value-type="string" calcext:value-type="string">
            <text:p>Varaždinska županija</text:p>
          </table:table-cell>
          <table:table-cell table:style-name="ce6" office:value-type="string" calcext:value-type="string">
            <text:p>Ivanec</text:p>
          </table:table-cell>
          <table:table-cell table:style-name="ce6"/>
          <table:table-cell table:style-name="ce6" office:value-type="string" calcext:value-type="string">
            <text:p>Bede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erje Tuž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ači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eč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orvats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Iv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Ivanečka Željez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Ivanečki Vrh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Ivanečko Nase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er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niž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nap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anč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ovreč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uka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geč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se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igor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unikv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dov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ibić Bre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alin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lj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žnj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krilj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teš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ugl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eljeznica</text:p>
          </table:table-cell>
        </table:table-row>
        <table:table-row table:style-name="ro1">
          <table:table-cell/>
          <table:table-cell table:style-name="ce6" office:value-type="string" calcext:value-type="string">
            <text:p>Lepoglava</text:p>
          </table:table-cell>
          <table:table-cell table:style-name="ce6"/>
          <table:table-cell table:style-name="ce6" office:value-type="string" calcext:value-type="string">
            <text:p>Bednj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r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Višnj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Višnj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zbina Višnji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me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menički Vrh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meničko Podgor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epoglav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urič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čur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let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uliš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luž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logon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arovnica</text:p>
          </table:table-cell>
        </table:table-row>
        <table:table-row table:style-name="ro1">
          <table:table-cell/>
          <table:table-cell table:style-name="ce6" office:value-type="string" calcext:value-type="string">
            <text:p>Ludbreg</text:p>
          </table:table-cell>
          <table:table-cell table:style-name="ce6"/>
          <table:table-cell table:style-name="ce6" office:value-type="string" calcext:value-type="string">
            <text:p>Apati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lf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u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lobočec Ludbreš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rastovs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ćan Ludbreš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udbre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lj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gov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l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igetec Ludbreš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lo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nogradi Ludbreški</text:p>
          </table:table-cell>
        </table:table-row>
        <table:table-row table:style-name="ro1">
          <table:table-cell/>
          <table:table-cell table:style-name="ce6" office:value-type="string" calcext:value-type="string">
            <text:p>Novi Marof</text:p>
          </table:table-cell>
          <table:table-cell table:style-name="ce6"/>
          <table:table-cell table:style-name="ce6" office:value-type="string" calcext:value-type="string">
            <text:p>Bel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e Makojišć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ilip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e Makojišć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elenšč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mena Gor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ljuč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č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džare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žđe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i Marof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reh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štri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devče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drut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eseč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emet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rmec Remetine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ud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plič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vršje Podbelsko</text:p>
          </table:table-cell>
        </table:table-row>
        <table:table-row table:style-name="ro1">
          <table:table-cell/>
          <table:table-cell table:style-name="ce6" office:value-type="string" calcext:value-type="string">
            <text:p>Varaždin</text:p>
          </table:table-cell>
          <table:table-cell table:style-name="ce6"/>
          <table:table-cell table:style-name="ce6" office:value-type="string" calcext:value-type="string">
            <text:p>Črnec Biškupe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Kuć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j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Kuć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rašć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l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ćan Marof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ljana Biškupe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aražd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belava</text:p>
          </table:table-cell>
        </table:table-row>
        <table:table-row table:style-name="ro1">
          <table:table-cell/>
          <table:table-cell table:style-name="ce6" office:value-type="string" calcext:value-type="string">
            <text:p>Varaždinske Toplice</text:p>
          </table:table-cell>
          <table:table-cell table:style-name="ce6"/>
          <table:table-cell table:style-name="ce6" office:value-type="string" calcext:value-type="string">
            <text:p>Boričevec Toplički Črnil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uril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Polj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en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Polj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ešćev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rastovec Topli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lševec Svibove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rki Horvatićev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eskovec Topli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ovrent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ukačevec Topli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tin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tkovec Topli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išćan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etkovec Svibove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ukljev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ib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kar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uh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araždinske Topli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tlinovec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Bed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en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ezova Gor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vetl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m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zbina Cvetlin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ež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Gore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elj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sonj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š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leš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dgorje Bednjans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ebukov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urga Bednjan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in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Josip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aš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inkovica Bednjan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inkovica Šaš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akošć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i Gore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anoje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b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hovec Bednjanski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Beret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rešnje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edinec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Breznica</text:p>
          </table:table-cell>
          <table:table-cell table:style-name="ce6" office:value-type="string" calcext:value-type="string">
            <text:p>Bisa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re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ez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ret Bisaš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aškov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les Brezni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rek Bisaš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rkovec Brezni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dvor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kalec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Breznički Hum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t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ščen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deš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ćepanje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Cestica</text:p>
          </table:table-cell>
          <table:table-cell table:style-name="ce6" office:value-type="string" calcext:value-type="string">
            <text:p>Bab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ezje Dravs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est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ubrava Križovljan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alinić Bre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e Vrat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r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lar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ižanč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ižovljan Radove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Lovreč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o Gradišć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atkrižovlj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tok Vir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d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dovec Po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lci Križovljan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i Lovreč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rje Križovljans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atno Otok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Donja Voća</text:p>
          </table:table-cell>
          <table:table-cell table:style-name="ce6" office:value-type="string" calcext:value-type="string">
            <text:p>Budinšč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Voć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otez Bre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Voć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elovec Voćan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litvica Voćan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ijeka Voćan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livarsko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Gornji Kneginec</text:p>
          </table:table-cell>
          <table:table-cell table:style-name="ce6" office:value-type="string" calcext:value-type="string">
            <text:p>Donji Kneg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Kneg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užan Biškupe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urč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araždin Breg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Jalžabet</text:p>
          </table:table-cell>
          <table:table-cell table:style-name="ce6" office:value-type="string" calcext:value-type="string">
            <text:p>Imbriovec Jalžabet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kop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lžabe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štel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eleme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ešta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a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ihovec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Klenovnik</text:p>
          </table:table-cell>
          <table:table-cell table:style-name="ce6" office:value-type="string" calcext:value-type="string">
            <text:p>Dubra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lenov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ipov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lemenšć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ukovoj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jubešćica</text:p>
          </table:table-cell>
          <table:table-cell table:style-name="ce6" office:value-type="string" calcext:value-type="string">
            <text:p>Kapela Kalni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jubel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jubelj Kalni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jubešć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kovec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ali Bukovec</text:p>
          </table:table-cell>
          <table:table-cell table:style-name="ce6" office:value-type="string" calcext:value-type="string">
            <text:p>Lunj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Bu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tin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o Selo Podravs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Peta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upanec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artijanec</text:p>
          </table:table-cell>
          <table:table-cell table:style-name="ce6" office:value-type="string" calcext:value-type="string">
            <text:p>Čičkov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Martij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rastovlj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ižovlj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daraš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tij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ival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lan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udovč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banovec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aruševec</text:p>
          </table:table-cell>
          <table:table-cell table:style-name="ce6" office:value-type="string" calcext:value-type="string">
            <text:p>Bi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ilj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odar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erje Nebojs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al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e Ladan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uš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ed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urket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pel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renj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ret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š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uš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a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lnik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etrijanec</text:p>
          </table:table-cell>
          <table:table-cell table:style-name="ce6" office:value-type="string" calcext:value-type="string">
            <text:p>Donje Vrat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užb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jer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a Ves Petrijane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trij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rmec Podrav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elendvor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Srač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ibovec Podravski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veti Đurđ</text:p>
          </table:table-cell>
          <table:table-cell table:style-name="ce6" office:value-type="string" calcext:value-type="string">
            <text:p>Hrže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rlovec Ludbreš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marnica Ludbreš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uka Ludbreš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bran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iles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svete Ludbrešk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rug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Đurđ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veti Ilija</text:p>
          </table:table-cell>
          <table:table-cell table:style-name="ce6" office:value-type="string" calcext:value-type="string">
            <text:p>Belet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lj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iž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ušlj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ket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Ili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maševec Biškupe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igrovec</text:p>
          </table:table-cell>
        </table:table-row>
        <table:table-row table:style-name="ro1">
          <table:table-cell/>
          <table:table-cell table:style-name="ce6"/>
          <table:table-cell table:style-name="ce12" office:value-type="string" calcext:value-type="string">
            <text:p>Trnovec Bartolovečki</text:p>
          </table:table-cell>
          <table:table-cell table:style-name="ce6" office:value-type="string" calcext:value-type="string">
            <text:p>Bartolovec</text:p>
          </table:table-cell>
        </table:table-row>
        <table:table-row table:style-name="ro1">
          <table:table-cell/>
          <table:table-cell table:style-name="ce6"/>
          <table:table-cell table:style-name="ce12"/>
          <table:table-cell table:style-name="ce6" office:value-type="string" calcext:value-type="string">
            <text:p>Šem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tef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n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mla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abnik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Veliki Bukovec</text:p>
          </table:table-cell>
          <table:table-cell table:style-name="ce6" office:value-type="string" calcext:value-type="string">
            <text:p>Dubo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pela Podrav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i Bukovec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Vidovec</text:p>
          </table:table-cell>
          <table:table-cell table:style-name="ce6" office:value-type="string" calcext:value-type="string">
            <text:p>Budisla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arg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mitr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k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edelj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p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ek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ij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už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d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mlača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Vinica</text:p>
          </table:table-cell>
          <table:table-cell table:style-name="ce6" office:value-type="string" calcext:value-type="string">
            <text:p>Donje Vrat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e Ladan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uševnj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č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šćenica Vini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nica Breg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Visoko</text:p>
          </table:table-cell>
          <table:table-cell table:style-name="ce6" office:value-type="string" calcext:value-type="string">
            <text:p>Čanje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Đurin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ač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esečno Visoč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nič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so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h Visočki</text:p>
          </table:table-cell>
        </table:table-row>
        <table:table-row table:style-name="ro1">
          <table:table-cell table:style-name="ce4" office:value-type="string" calcext:value-type="string">
            <text:p>Koprivničko-križevačka županija</text:p>
          </table:table-cell>
          <table:table-cell table:style-name="ce6" office:value-type="string" calcext:value-type="string">
            <text:p>Đurđevac</text:p>
          </table:table-cell>
          <table:table-cell table:style-name="ce6"/>
          <table:table-cell table:style-name="ce6" office:value-type="string" calcext:value-type="string">
            <text:p>Budr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epel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Đurđe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ki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četin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verov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irova Katale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uha Katale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a Ana </text:p>
          </table:table-cell>
        </table:table-row>
        <table:table-row table:style-name="ro1">
          <table:table-cell/>
          <table:table-cell table:style-name="ce6" office:value-type="string" calcext:value-type="string">
            <text:p>Koprivnica</text:p>
          </table:table-cell>
          <table:table-cell table:style-name="ce6"/>
          <table:table-cell table:style-name="ce6" office:value-type="string" calcext:value-type="string">
            <text:p>Bakovč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agan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ereš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gnjed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priv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novec Bre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e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rigrad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taglinec </text:p>
          </table:table-cell>
        </table:table-row>
        <table:table-row table:style-name="ro1">
          <table:table-cell/>
          <table:table-cell table:style-name="ce6" office:value-type="string" calcext:value-type="string">
            <text:p>Križevci</text:p>
          </table:table-cell>
          <table:table-cell table:style-name="ce6"/>
          <table:table-cell table:style-name="ce6" office:value-type="string" calcext:value-type="string">
            <text:p>Apat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eket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jni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kovje Križevač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arevda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ub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abraj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ijan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lj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Brckovč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Glogov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Dub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Đurđi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Erd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Brckovč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Glogov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Dub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č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Ivanec Križeva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rč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ra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loštar Vojakova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stadin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ižev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č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nđ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emeš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emeš Križeva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jur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e Sesvet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Carevda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Potoč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Rave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in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čije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aki Raven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i Bošnj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i Đurđi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sijek Vojakova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vlovec Raven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se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brđani Vojakova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dgaj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ljana Križeva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vel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ikraj Križeva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uše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rednji Dub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ra Ves Raven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ri Bošnj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a Hele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Mart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pir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ćesla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e Sesvet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i Potoč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i Rave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ojak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ujići Vojakova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ibrinovec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Drnje</text:p>
          </table:table-cell>
          <table:table-cell table:style-name="ce6" office:value-type="string" calcext:value-type="string">
            <text:p>Boto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n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rčec 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Đele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Imbriovec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Ferdinandovac</text:p>
          </table:table-cell>
          <table:table-cell table:style-name="ce6" office:value-type="string" calcext:value-type="string">
            <text:p>Brod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erdinandovac 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Gol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talo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a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to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dala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Gornja Rijeka</text:p>
          </table:table-cell>
          <table:table-cell table:style-name="ce6" office:value-type="string" calcext:value-type="string">
            <text:p>Barlabaše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ekleš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Rije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op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ajer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odrovec Rije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Rije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lar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stanjevec Rije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ukač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emč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fu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trig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ukšinec Riječki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Hlebine</text:p>
          </table:table-cell>
          <table:table-cell table:style-name="ce6" office:value-type="string" calcext:value-type="string">
            <text:p>Gabajeva Gred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lebine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Kalinovac</text:p>
          </table:table-cell>
          <table:table-cell table:style-name="ce6" office:value-type="string" calcext:value-type="string">
            <text:p>Batinsk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lin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adna Vod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lvice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Kalnik</text:p>
          </table:table-cell>
          <table:table-cell table:style-name="ce6" office:value-type="string" calcext:value-type="string">
            <text:p>Bor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l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meš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brež Kalni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povec Kalni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tok Kalni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opro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ojnovec Kalnički 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Kloštar Podravski</text:p>
          </table:table-cell>
          <table:table-cell table:style-name="ce6" office:value-type="string" calcext:value-type="string">
            <text:p>Budančevica</text:p>
          </table:table-cell>
        </table:table-row>
        <table:table-row table:style-name="ro1">
          <table:table-cell/>
          <table:table-cell table:style-name="ce6"/>
          <table:table-cell table:style-name="ce11"/>
          <table:table-cell table:style-name="ce6" office:value-type="string" calcext:value-type="string">
            <text:p>Kloštar Podrav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zare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ugovac 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Koprivnički Bregi</text:p>
          </table:table-cell>
          <table:table-cell table:style-name="ce6" office:value-type="string" calcext:value-type="string">
            <text:p>Glog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eduše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privnički Bregi 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Koprivnički Ivanec</text:p>
          </table:table-cell>
          <table:table-cell table:style-name="ce6" office:value-type="string" calcext:value-type="string">
            <text:p>Botin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ič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privnički Iv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n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ustakovec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egrad</text:p>
          </table:table-cell>
          <table:table-cell table:style-name="ce6" office:value-type="string" calcext:value-type="string">
            <text:p>Antol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tnj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egrad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Oto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lnica Podrav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i Oto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blatje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olve</text:p>
          </table:table-cell>
          <table:table-cell table:style-name="ce6" office:value-type="string" calcext:value-type="string">
            <text:p>Čingi Ling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lv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lve Gred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epaš 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Novigrad Podravski</text:p>
          </table:table-cell>
          <table:table-cell table:style-name="ce6" office:value-type="string" calcext:value-type="string">
            <text:p>Borovlj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elov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vor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igrad Podrav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lavšin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rdin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laislav 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Novo Virje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eteranec</text:p>
          </table:table-cell>
          <table:table-cell table:style-name="ce6" office:value-type="string" calcext:value-type="string">
            <text:p>Komat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ter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igetec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Podravske Sesvete </text:p>
          </table:table-cell>
          <table:table-cell table:style-name="ce6" office:value-type="string" calcext:value-type="string">
            <text:p>Podravske Sesvete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Rasinja</text:p>
          </table:table-cell>
          <table:table-cell table:style-name="ce6" office:value-type="string" calcext:value-type="string">
            <text:p>Belanovo Sel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vet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uga Rije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baš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Ivanč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led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zm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udbreški Ivan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u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a Rasinj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a Rije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kos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deljevo Sel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si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ibnj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ubotica Podrav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a Rasinj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i Grabič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i Pogan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ojvodinec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okolovac</text:p>
          </table:table-cell>
          <table:table-cell table:style-name="ce6" office:value-type="string" calcext:value-type="string">
            <text:p>Brđani Sokolova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maj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 Veli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ar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Maslar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Veli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Maslar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d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udovlj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nk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me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adislav Sokolova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epav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a Branj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a Muč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Botin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Grabič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Pogan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lič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un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šče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njavor Lepavin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ijeka Koprivni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vištan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okol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rijem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iroko Sel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novac Sokolova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a Branj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a Muč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i Botin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hovac Sokolovački 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Sveti Ivan Žabno</text:p>
          </table:table-cell>
          <table:table-cell table:style-name="ce6" office:value-type="string" calcext:value-type="string">
            <text:p>Brdo</text:p>
          </table:table-cell>
        </table:table-row>
        <table:table-row table:style-name="ro1">
          <table:table-cell/>
          <table:table-cell table:style-name="ce6"/>
          <table:table-cell table:style-name="ce11"/>
          <table:table-cell table:style-name="ce6" office:value-type="string" calcext:value-type="string">
            <text:p>Cirkvensko</text:p>
          </table:table-cell>
        </table:table-row>
        <table:table-row table:style-name="ro1">
          <table:table-cell/>
          <table:table-cell table:style-name="ce6"/>
          <table:table-cell table:style-name="ce11"/>
          <table:table-cell table:style-name="ce6" office:value-type="string" calcext:value-type="string">
            <text:p>Brezovlj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epidl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irkve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rso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enđel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št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ad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kovac Križeva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i Glo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edavec Križeva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šć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Ivan Žab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Petar Čvrst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krinj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ema 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Sveti Petar Orehovec</text:p>
          </table:table-cell>
          <table:table-cell table:style-name="ce6" office:value-type="string" calcext:value-type="string">
            <text:p>Boč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gače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gačevo Riječ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do Orehoveč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ezje Miholeč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ež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rnč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ed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Fodr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erež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inč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ica Mihole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Fodr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egur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uščer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ižan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rg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pela Raven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sij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eđ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hol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krice Miholečk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reh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iš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dvinje Miholeč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v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la Raven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l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lnica Miholeč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Petar Oreh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alamun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nar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oljavec Rije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u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ist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mladinec 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Virje</text:p>
          </table:table-cell>
          <table:table-cell table:style-name="ce6" office:value-type="string" calcext:value-type="string">
            <text:p>Donje Zdjeli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ampo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holj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kit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emov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rje </text:p>
          </table:table-cell>
        </table:table-row>
        <table:table-row table:style-name="ro1">
          <table:table-cell table:style-name="ce4" office:value-type="string" calcext:value-type="string">
            <text:p>Bjelovarsko-bilogorska županija</text:p>
          </table:table-cell>
          <table:table-cell table:style-name="ce9" office:value-type="string" calcext:value-type="string">
            <text:p>Bjelovar</text:p>
          </table:table-cell>
          <table:table-cell/>
          <table:table-cell office:value-type="string" calcext:value-type="string">
            <text:p>Bjelov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gle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l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Toma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ud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okoč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k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pi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ti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Cigle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o Koren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Pav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se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brov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t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vnice Gor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vnice St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sp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gome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kljuv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ri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j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i Pav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ma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ojstveni Mar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o Koren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vijer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dralovi </text:p>
          </table:table-cell>
        </table:table-row>
        <table:table-row table:style-name="ro1">
          <table:table-cell/>
          <table:table-cell office:value-type="string" calcext:value-type="string">
            <text:p>Čazma</text:p>
          </table:table-cell>
          <table:table-cell/>
          <table:table-cell office:value-type="string" calcext:value-type="string">
            <text:p>Andigo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j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silj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z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p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re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Dragan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Dragič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Lipov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Miklou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Dragan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Dragič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Lipov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Miklou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ov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uš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aš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ć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lan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vli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bje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brđ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nja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kljuv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šć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v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ha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gov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tli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denčec </text:p>
          </table:table-cell>
        </table:table-row>
        <table:table-row table:style-name="ro1">
          <table:table-cell/>
          <table:table-cell office:value-type="string" calcext:value-type="string">
            <text:p>Daruvar</text:p>
          </table:table-cell>
          <table:table-cell/>
          <table:table-cell office:value-type="string" calcext:value-type="string">
            <text:p>Daruv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ruvarski Vinograd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Daruv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Daruv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ovac Maj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judevit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bovac </text:p>
          </table:table-cell>
        </table:table-row>
        <table:table-row table:style-name="ro1">
          <table:table-cell/>
          <table:table-cell office:value-type="string" calcext:value-type="string">
            <text:p>Garešnica</text:p>
          </table:table-cell>
          <table:table-cell/>
          <table:table-cell office:value-type="string" calcext:value-type="string">
            <text:p>Cigle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š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ho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reš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rešnički Brest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Ulja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ast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jg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niška 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pe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Bršlja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Pašij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o Vukov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gož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maš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ovitički Pop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ljanički Brije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lja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Bršlja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Pašij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Proko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o Vukov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denčac </text:p>
          </table:table-cell>
        </table:table-row>
        <table:table-row table:style-name="ro1">
          <table:table-cell/>
          <table:table-cell office:value-type="string" calcext:value-type="string">
            <text:p>Grubišno Polje</text:p>
          </table:table-cell>
          <table:table-cell/>
          <table:table-cell office:value-type="string" calcext:value-type="string">
            <text:p>Dapčevićki Brđ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ja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Raše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Raše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b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bišn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o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nča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Bar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Dapče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Jasenov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Perat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Zde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ni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lovac Zden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t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egl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čević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Bar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Dapče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Jasenov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Perat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Zden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ek</text:p>
          </table:table-cell>
          <table:table-cell office:value-type="string" calcext:value-type="string">
            <text:p>Begov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re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Gareš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stanj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iva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 Selo Garešni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štri Z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ar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š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mlj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mlja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mljanik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žanovac</text:p>
          </table:table-cell>
          <table:table-cell office:value-type="string" calcext:value-type="string">
            <text:p>Blagorod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ža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Sređ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lež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ubi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Sređ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veđe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ov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štel Dežanov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eštel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kol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ojeglav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Đulovac</text:p>
          </table:table-cell>
          <table:table-cell office:value-type="string" calcext:value-type="string">
            <text:p>Bastajski Brđ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tin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tinjska Rije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rova Ko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bra Kuć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Vrije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Cjepidla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Đul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Vrije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Cjepidla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t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eni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vl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Babina 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Kli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Maslenj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Bastaj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Milet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 Kriva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o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k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a Kriva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kodi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Babina 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Kli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Maslenj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Bastaj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Milet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kovije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erceg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lovski Klokoč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disla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leš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Trnav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vanska</text:p>
          </table:table-cell>
          <table:table-cell office:value-type="string" calcext:value-type="string">
            <text:p>Bab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Petr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Đurđi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Petr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lare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iži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ljev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t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ma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ijed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a Plošć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tiskan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pela</text:p>
          </table:table-cell>
          <table:table-cell office:value-type="string" calcext:value-type="string">
            <text:p>Babot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t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Mos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Zdel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Mos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buče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pe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basič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l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ovo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 Dikle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Skuc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vlin Kloš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an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njav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š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edice Gor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ednja Dikle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ednji Mos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a Dikle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čev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i Skuc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pt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vrda Re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ov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nčanica</text:p>
          </table:table-cell>
          <table:table-cell office:value-type="string" calcext:value-type="string">
            <text:p>Bori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stovac Daruvar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stovačka Br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o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s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ča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kop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aža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uplja Lip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a Rača</text:p>
          </table:table-cell>
          <table:table-cell office:value-type="string" calcext:value-type="string">
            <text:p>Bede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l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ut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lja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zarevac Rača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đur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v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 R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l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s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vinska Kovač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a R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ciljeva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višće</text:p>
          </table:table-cell>
          <table:table-cell office:value-type="string" calcext:value-type="string">
            <text:p>Dijeba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manku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gan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k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vač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lj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ov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or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d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ko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v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abjak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verin</text:p>
          </table:table-cell>
          <table:table-cell office:value-type="string" calcext:value-type="string">
            <text:p>O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veri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rač</text:p>
          </table:table-cell>
          <table:table-cell office:value-type="string" calcext:value-type="string">
            <text:p>Ba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je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Bor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Bor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ja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kr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ra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ednji Bor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b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il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Šandrovac</text:p>
          </table:table-cell>
          <table:table-cell office:value-type="string" calcext:value-type="string">
            <text:p>Jase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šlj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s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sovac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pe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vne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androva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Štefanje</text:p>
          </table:table-cell>
          <table:table-cell office:value-type="string" calcext:value-type="string">
            <text:p>Blat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ska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Šušnja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Šušnja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m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r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o Štefa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tefanj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lika Pisanica</text:p>
          </table:table-cell>
          <table:table-cell office:value-type="string" calcext:value-type="string">
            <text:p>Bab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čk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den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đ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 Pisa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u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bnja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Pisan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lika Trnovitica</text:p>
          </table:table-cell>
          <table:table-cell office:value-type="string" calcext:value-type="string">
            <text:p>Gornja Plošč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Trnovi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Mli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Trnovi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linski Vinograd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 Plošč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Mli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Trnovit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liki Grđevac</text:p>
          </table:table-cell>
          <table:table-cell office:value-type="string" calcext:value-type="string">
            <text:p>Cremuš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Kovač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ž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Kovač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Pisa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Grđ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vl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be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pol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Grđ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rinsk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liko Trojstvo</text:p>
          </table:table-cell>
          <table:table-cell office:value-type="string" calcext:value-type="string">
            <text:p>Ćurl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mink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g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glj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glen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o Trojst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ul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o Trojst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šnj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b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rinski Topolovac</text:p>
          </table:table-cell>
          <table:table-cell office:value-type="string" calcext:value-type="string">
            <text:p>Gornji Križ</text:p>
          </table:table-cell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Jakopovac</text:p>
          </table:table-cell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Zrinski Topolovac </text:p>
          </table:table-cell>
        </table:table-row>
        <table:table-row table:style-name="ro1">
          <table:table-cell table:style-name="ce4" office:value-type="string" calcext:value-type="string">
            <text:p>Primorsko-goranska županija</text:p>
          </table:table-cell>
          <table:table-cell table:style-name="ce9" office:value-type="string" calcext:value-type="string">
            <text:p>Bakar</text:p>
          </table:table-cell>
          <table:table-cell/>
          <table:table-cell office:value-type="string" calcext:value-type="string">
            <text:p>Bak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elj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s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kuljan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os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nik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put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krlj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lobin </text:p>
          </table:table-cell>
        </table:table-row>
        <table:table-row table:style-name="ro1">
          <table:table-cell/>
          <table:table-cell table:style-name="ce9" office:value-type="string" calcext:value-type="string">
            <text:p>Cres</text:p>
          </table:table-cell>
          <table:table-cell/>
          <table:table-cell office:value-type="string" calcext:value-type="string">
            <text:p>Be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gozet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loz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mo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zn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be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Po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inšć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ra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holašć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l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n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roz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došć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iv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Pe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u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žmin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d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d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bič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bišina </text:p>
          </table:table-cell>
        </table:table-row>
        <table:table-row table:style-name="ro1">
          <table:table-cell/>
          <table:table-cell table:style-name="ce9" office:value-type="string" calcext:value-type="string">
            <text:p>Crikvenica</text:p>
          </table:table-cell>
          <table:table-cell/>
          <table:table-cell office:value-type="string" calcext:value-type="string">
            <text:p>Crikve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a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dran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ce </text:p>
          </table:table-cell>
        </table:table-row>
        <table:table-row table:style-name="ro1">
          <table:table-cell/>
          <table:table-cell table:style-name="ce9" office:value-type="string" calcext:value-type="string">
            <text:p>Čabar</text:p>
          </table:table-cell>
          <table:table-cell/>
          <table:table-cell office:value-type="string" calcext:value-type="string">
            <text:p>Baz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injeva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b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ni Laz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Žag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žo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rbež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r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rovski Kr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ač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Žag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i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menski Hri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zji 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ljev 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nj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ut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z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kov Hri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Lu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d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kriv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eš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ste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žar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z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h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hutova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šle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v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reč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rek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ko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ednja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ope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h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mo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bitke </text:p>
          </table:table-cell>
        </table:table-row>
        <table:table-row table:style-name="ro1">
          <table:table-cell/>
          <table:table-cell table:style-name="ce9" office:value-type="string" calcext:value-type="string">
            <text:p>Delnice</text:p>
          </table:table-cell>
          <table:table-cell/>
          <table:table-cell office:value-type="string" calcext:value-type="string">
            <text:p>Bela Vod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ljev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od na Kup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ni Lu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eda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d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Krašiće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Tih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Lož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Okru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Tur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špar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Krašiće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Tih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Lož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Okru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Tur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baj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uče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usti Laz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vat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šev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l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čič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i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p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že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č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Leš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ija Troš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jz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ora Turkov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ž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očaj Brod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križje Tih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zlo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zloški Okru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dal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ednja Krašiće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h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eva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a Vo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Leš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gol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krajc Turkov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les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most Brod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polje Brod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lin Crnoluški </text:p>
          </table:table-cell>
        </table:table-row>
        <table:table-row table:style-name="ro1">
          <table:table-cell/>
          <table:table-cell table:style-name="ce9" office:value-type="string" calcext:value-type="string">
            <text:p>Kastav</text:p>
          </table:table-cell>
          <table:table-cell/>
          <table:table-cell office:value-type="string" calcext:value-type="string">
            <text:p>Brn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Ćik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sta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beš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n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inajstići </text:p>
          </table:table-cell>
        </table:table-row>
        <table:table-row table:style-name="ro1">
          <table:table-cell/>
          <table:table-cell office:value-type="string" calcext:value-type="string">
            <text:p>Kraljevica</text:p>
          </table:table-cell>
          <table:table-cell/>
          <table:table-cell office:value-type="string" calcext:value-type="string">
            <text:p>Bakar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lje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iž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mri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 Dol </text:p>
          </table:table-cell>
        </table:table-row>
        <table:table-row table:style-name="ro1">
          <table:table-cell/>
          <table:table-cell office:value-type="string" calcext:value-type="string">
            <text:p>Krk</text:p>
          </table:table-cell>
          <table:table-cell/>
          <table:table-cell office:value-type="string" calcext:value-type="string">
            <text:p>Baj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us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z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n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kmart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nard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ohn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r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nad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nez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rb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galjići </text:p>
          </table:table-cell>
        </table:table-row>
        <table:table-row table:style-name="ro1">
          <table:table-cell/>
          <table:table-cell office:value-type="string" calcext:value-type="string">
            <text:p>Mali Lošinj</text:p>
          </table:table-cell>
          <table:table-cell/>
          <table:table-cell office:value-type="string" calcext:value-type="string">
            <text:p>Bele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Ću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lov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e Srak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Loši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rez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nta Križ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s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Jako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tr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e Srak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 Lošinj </text:p>
          </table:table-cell>
        </table:table-row>
        <table:table-row table:style-name="ro1">
          <table:table-cell/>
          <table:table-cell office:value-type="string" calcext:value-type="string">
            <text:p>Novi Vinodolski</text:p>
          </table:table-cell>
          <table:table-cell/>
          <table:table-cell office:value-type="string" calcext:value-type="string">
            <text:p>Ba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Zag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in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Zag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kov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vo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en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mpotske Vod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de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a Krmpot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Vinodol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mel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vi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ševo Krmpot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binj Krmpot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okvica Krmpot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bukovac </text:p>
          </table:table-cell>
        </table:table-row>
        <table:table-row table:style-name="ro1">
          <table:table-cell/>
          <table:table-cell office:value-type="string" calcext:value-type="string">
            <text:p>Opatija</text:p>
          </table:table-cell>
          <table:table-cell/>
          <table:table-cell office:value-type="string" calcext:value-type="string">
            <text:p>Dobre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ati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ri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b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a U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prinac </text:p>
          </table:table-cell>
        </table:table-row>
        <table:table-row table:style-name="ro1">
          <table:table-cell/>
          <table:table-cell office:value-type="string" calcext:value-type="string">
            <text:p>Rab</text:p>
          </table:table-cell>
          <table:table-cell/>
          <table:table-cell office:value-type="string" calcext:value-type="string">
            <text:p>Banj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rbat na Rab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mp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ndani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l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petarska Draga </text:p>
          </table:table-cell>
        </table:table-row>
        <table:table-row table:style-name="ro1">
          <table:table-cell/>
          <table:table-cell office:value-type="string" calcext:value-type="string">
            <text:p>Rijeka </text:p>
          </table:table-cell>
          <table:table-cell/>
          <table:table-cell office:value-type="string" calcext:value-type="string">
            <text:p>Rijeka </text:p>
          </table:table-cell>
        </table:table-row>
        <table:table-row table:style-name="ro1">
          <table:table-cell/>
          <table:table-cell office:value-type="string" calcext:value-type="string">
            <text:p>Vrbovsko</text:p>
          </table:table-cell>
          <table:table-cell/>
          <table:table-cell office:value-type="string" calcext:value-type="string">
            <text:p>Blaž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nj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e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ma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kman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e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Vučk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Vukš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ga Lukovdol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g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mi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e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Vučk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Vukš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jd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mbar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bl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kš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men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a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len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s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ov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juboš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j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Jadr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t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đed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lin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či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rav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suli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dvuč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kš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oj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r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emenita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eši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vuč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si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goj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oč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oše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t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verin na Kup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išl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ub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tef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m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pol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Jadr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bov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čin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č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jn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kel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pe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um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dih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akule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aš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toma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ga Bašća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randvor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rod Morav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ln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uč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ač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u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Dob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Lamana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Šaj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Šeh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i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Lamana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Ku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Šaj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Šeh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še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vr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epeće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ci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k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kl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e D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ravička Se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gl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e Hiž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Laz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u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or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ste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zdr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išl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i Laz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epci Podste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mat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e Dr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h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vršj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Čavle</text:p>
          </table:table-cell>
          <table:table-cell office:value-type="string" calcext:value-type="string">
            <text:p>Buzdoha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v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ob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lov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vr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čudni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rva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bo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stenic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brinj</text:p>
          </table:table-cell>
          <table:table-cell office:value-type="string" calcext:value-type="string">
            <text:p>Čiž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bri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bonj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stinj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lap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a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im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opas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d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ž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Ivan Dobrin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Vid Dobrin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ibu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estil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upanj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žine</text:p>
          </table:table-cell>
          <table:table-cell office:value-type="string" calcext:value-type="string">
            <text:p>Bel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nkovac Fuži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ž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a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at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lenje</text:p>
          </table:table-cell>
          <table:table-cell office:value-type="string" calcext:value-type="string">
            <text:p>Bašti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nel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st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ž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le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ku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p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bar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ež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ino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aš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hu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kil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tu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oretić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lana</text:p>
          </table:table-cell>
          <table:table-cell office:value-type="string" calcext:value-type="string">
            <text:p>Bre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ude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kalnica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Kostre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kve</text:p>
          </table:table-cell>
          <table:table-cell office:value-type="string" calcext:value-type="string">
            <text:p>Hom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zac Lokvar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k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zla Vod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tis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je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pa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lin Mrzlovodičk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par </text:p>
          </table:table-cell>
          <table:table-cell office:value-type="string" calcext:value-type="string">
            <text:p>Lop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vran</text:p>
          </table:table-cell>
          <table:table-cell office:value-type="string" calcext:value-type="string">
            <text:p>Liga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vr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vranska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ve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lišev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inska – Dubašnica</text:p>
          </table:table-cell>
          <table:table-cell office:value-type="string" calcext:value-type="string">
            <text:p>Baruš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g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emen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jut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š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čet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ov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štrobrad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r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blj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š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il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Ant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Iv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Vid-Miholj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č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nta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idar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gombić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ulji</text:p>
          </table:table-cell>
          <table:table-cell office:value-type="string" calcext:value-type="string">
            <text:p>Brd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g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š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rd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š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če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e Mu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Brg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tulj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hot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s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m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k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p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ž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apj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e Mu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 Brg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lu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vone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ejan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šćenička Draga</text:p>
          </table:table-cell>
          <table:table-cell office:value-type="string" calcext:value-type="string">
            <text:p>Brse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Kr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ov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ro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l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šće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šćenička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br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a Jele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Ant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Pe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gor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rkopalj</text:p>
          </table:table-cell>
          <table:table-cell office:value-type="string" calcext:value-type="string">
            <text:p>Begovo Razd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stova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kopa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ng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k Mrkopal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k Vojn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mišalj</text:p>
          </table:table-cell>
          <table:table-cell office:value-type="string" calcext:value-type="string">
            <text:p>Njiv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mišalj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un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a Bašk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na Gora</text:p>
          </table:table-cell>
          <table:table-cell office:value-type="string" calcext:value-type="string">
            <text:p>Kup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skova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vna 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a Suš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i Laz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j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rad</text:p>
          </table:table-cell>
          <table:table-cell office:value-type="string" calcext:value-type="string">
            <text:p>Belski Rav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je Dobran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kov 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kovac Podvrš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z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vja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ica Skrad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Dob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ma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l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s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i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Dob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o Sel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ć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ina Skrad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slemeni Laz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ste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c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križ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o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nat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g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r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eme Skrad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ški Laz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sti 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o Sel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h Brod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krajc Brod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rnova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nodolska općina </text:p>
          </table:table-cell>
          <table:table-cell office:value-type="string" calcext:value-type="string">
            <text:p>Brib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ive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ižane-Belgr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ibalj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škovo</text:p>
          </table:table-cell>
          <table:table-cell office:value-type="string" calcext:value-type="string">
            <text:p>Ko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čelj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in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laden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rš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o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škov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rbnik</text:p>
          </table:table-cell>
          <table:table-cell office:value-type="string" calcext:value-type="string">
            <text:p>Ga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mpe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si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bnik </text:p>
          </table:table-cell>
        </table:table-row>
        <table:table-row table:style-name="ro1">
          <table:table-cell table:style-name="ce4" office:value-type="string" calcext:value-type="string">
            <text:p>Ličko-senjska županija</text:p>
          </table:table-cell>
          <table:table-cell table:style-name="ce9" office:value-type="string" calcext:value-type="string">
            <text:p>Gospić</text:p>
          </table:table-cell>
          <table:table-cell/>
          <table:table-cell office:value-type="string" calcext:value-type="string">
            <text:p>Aleksi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rle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l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uš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d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ž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elo Brdo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elo Brdo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vo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Pazar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enovac Radu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sp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linov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niža Gospić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a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ušč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uš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klj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čki Čitlu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čki No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čki Os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čki Rib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Pl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gor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šalu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selo Bilaj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selo Trnova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r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e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vlovac Vreb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čite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astr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ošt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povača Pazariš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to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zvanuš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ilj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iljansk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roka Ku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ga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Pl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Žit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anov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e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vođ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abica </text:p>
          </table:table-cell>
        </table:table-row>
        <table:table-row table:style-name="ro1">
          <table:table-cell/>
          <table:table-cell table:style-name="ce9" office:value-type="string" calcext:value-type="string">
            <text:p>Novalja</text:p>
          </table:table-cell>
          <table:table-cell/>
          <table:table-cell office:value-type="string" calcext:value-type="string">
            <text:p>Ca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j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st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taj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l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oč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a Noval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dal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ubovići </text:p>
          </table:table-cell>
        </table:table-row>
        <table:table-row table:style-name="ro1">
          <table:table-cell/>
          <table:table-cell office:value-type="string" calcext:value-type="string">
            <text:p>Otočac</text:p>
          </table:table-cell>
          <table:table-cell/>
          <table:table-cell office:value-type="string" calcext:value-type="string">
            <text:p>Br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loška Dubr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b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enov Kla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av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vatsk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ter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čko Le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ov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oč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u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no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z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m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k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vica </text:p>
          </table:table-cell>
        </table:table-row>
        <table:table-row table:style-name="ro1">
          <table:table-cell/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l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ljev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ni K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bla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a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s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ivi P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l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zli 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ja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bi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z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njska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igr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i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ol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a Jele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Jur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e Bris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jun Primor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ar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ataruš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at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zići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ri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ibo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zer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iž Kame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iž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t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ki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pain Kla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j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dote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uta Lokv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ji Lapac</text:p>
          </table:table-cell>
          <table:table-cell office:value-type="string" calcext:value-type="string">
            <text:p>Birov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rič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ovac Dobrosel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še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no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bro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Lap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Štrb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j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Lap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Štrb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ste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u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li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šlje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blju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aova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rlobag</text:p>
          </table:table-cell>
          <table:table-cell office:value-type="string" calcext:value-type="string">
            <text:p>Barić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ške Oštari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sa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ni Dab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šen Dab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loba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j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ćišta Cesar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denik Cesar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ovo Šuga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vni Dab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iš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šanj Cesar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dovac Cesaričk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vinac</text:p>
          </table:table-cell>
          <table:table-cell office:value-type="string" calcext:value-type="string">
            <text:p>Gornja Plo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čko Ce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v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u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č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okr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R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tika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anik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ušić</text:p>
          </table:table-cell>
          <table:table-cell office:value-type="string" calcext:value-type="string">
            <text:p>Bukovac Perušić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Kosi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Kosi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luđe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e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jsko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sa Janja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sinjski Ba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v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ov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zi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lak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u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van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din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ude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Mar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kelić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itvička jezera</text:p>
          </table:table-cell>
          <table:table-cell office:value-type="string" calcext:value-type="string">
            <text:p>Bjelo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n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ujića Krčev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Vaga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kulić Rije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Vaga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dina Koren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molj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si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zer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leb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pela Koren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polje Koreni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čarev Kr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e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zj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ba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čko Petro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halj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 Selo Koreni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itvica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itvička Jeze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itvički Ljes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an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nor Koren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jebo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tov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še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da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rtić Polj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olja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ega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k Bjelopol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anov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elo Koreni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pi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klop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eljav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dbina</text:p>
          </table:table-cell>
          <table:table-cell office:value-type="string" calcext:value-type="string">
            <text:p>Brešt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n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ojlu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belo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Mekinj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ka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u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god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š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ašnj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b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r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til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nd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ć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lap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b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ednja 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račko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alamun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l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db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da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uć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rhovine</text:p>
          </table:table-cell>
          <table:table-cell office:value-type="string" calcext:value-type="string">
            <text:p>Donji Babin Pot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Vrhov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Babin Pot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do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ja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hov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lužnica </text:p>
          </table:table-cell>
        </table:table-row>
        <table:table-row table:style-name="ro1">
          <table:table-cell table:style-name="ce4" office:value-type="string" calcext:value-type="string">
            <text:p>Virovitičko-podravska županija</text:p>
          </table:table-cell>
          <table:table-cell office:value-type="string" calcext:value-type="string">
            <text:p>Orahovica</text:p>
          </table:table-cell>
          <table:table-cell/>
          <table:table-cell office:value-type="string" calcext:value-type="string">
            <text:p>Bijeljevina Orahovička</text:p>
          </table:table-cell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Crkv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Pišt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zlu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Pišt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lovac Feričan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koč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gadi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 Još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ah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a Još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umeđe </text:p>
          </table:table-cell>
        </table:table-row>
        <table:table-row table:style-name="ro1">
          <table:table-cell/>
          <table:table-cell office:value-type="string" calcext:value-type="string">
            <text:p>Slatina</text:p>
          </table:table-cell>
          <table:table-cell/>
          <table:table-cell office:value-type="string" calcext:value-type="string">
            <text:p>Bak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st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Me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en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Miholj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brije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z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k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Sen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osa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at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adojevački Lu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adojevci </text:p>
          </table:table-cell>
        </table:table-row>
        <table:table-row table:style-name="ro1">
          <table:table-cell/>
          <table:table-cell office:value-type="string" calcext:value-type="string">
            <text:p>Virovitica </text:p>
          </table:table-cell>
          <table:table-cell/>
          <table:table-cell office:value-type="string" calcext:value-type="string">
            <text:p>Čemer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o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sena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i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a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o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z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zovačke Krčev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Đurađ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rovit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nac</text:p>
          </table:table-cell>
          <table:table-cell office:value-type="string" calcext:value-type="string">
            <text:p>Brešta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ivaja Pusta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Rast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a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 Petrov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o Petrov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ha Mla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Rast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abnjač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Čačinci</text:p>
          </table:table-cell>
          <table:table-cell office:value-type="string" calcext:value-type="string">
            <text:p>Brezovljani Vojlov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kv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č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um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j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sko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uš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kora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š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jin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atinski Dre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jlovica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Čađa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đavički Lu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Bazi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lmin Dv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skovačka Dubr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s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aš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aneš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vonimirova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dina</text:p>
          </table:table-cell>
          <table:table-cell office:value-type="string" calcext:value-type="string">
            <text:p>Bač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da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t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d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g Gradi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Grad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š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ladimi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lebin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kač</text:p>
          </table:table-cell>
          <table:table-cell office:value-type="string" calcext:value-type="string">
            <text:p>Brez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drovac Luk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go Selo Luka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Baz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pela Dv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tin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a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rezin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a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rinj Lukačk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kleuš</text:p>
          </table:table-cell>
          <table:table-cell office:value-type="string" calcext:value-type="string">
            <text:p>Bal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r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ete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ojlu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kleuš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a Bukovica</text:p>
          </table:table-cell>
          <table:table-cell office:value-type="string" calcext:value-type="string">
            <text:p>Bjel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kovački Antu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bro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Buk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Vilj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j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 Bukov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tomača</text:p>
          </table:table-cell>
          <table:table-cell office:value-type="string" calcext:value-type="string">
            <text:p>Dinj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rov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ad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iž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Črešnje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ovan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tom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dla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i Grad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ogradački Maro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naš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Črešnjev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pje</text:p>
          </table:table-cell>
          <table:table-cell office:value-type="string" calcext:value-type="string">
            <text:p>Gornje Predrij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sip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p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 Šarov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pjanska Gre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p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pan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š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šnj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hopolje</text:p>
          </table:table-cell>
          <table:table-cell office:value-type="string" calcext:value-type="string">
            <text:p>Boro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da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ko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u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vor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ć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vozda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gov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vi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Trapi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ud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eš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čel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pel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vnica Slavo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din Pot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v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ho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ava Cabu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Trapi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vonimir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iroslav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ubr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Špišić Bukovica</text:p>
          </table:table-cell>
          <table:table-cell office:value-type="string" calcext:value-type="string">
            <text:p>Bušet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z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Antu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kruglj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g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pišić Buk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kosavljev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ćin</text:p>
          </table:table-cell>
          <table:table-cell office:value-type="string" calcext:value-type="string">
            <text:p>Bok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erali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br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Kuso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Đurič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Kuso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Me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u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um Varo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etnik-Jorg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etnik-Zub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z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ič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cu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č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 Kuso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p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je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kul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u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ći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denci</text:p>
          </table:table-cell>
          <table:table-cell office:value-type="string" calcext:value-type="string">
            <text:p>Ban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Predrij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ga Međ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d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to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brad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avonske B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de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okov Gaj </text:p>
          </table:table-cell>
        </table:table-row>
        <table:table-row table:style-name="ro1">
          <table:table-cell table:style-name="ce4" office:value-type="string" calcext:value-type="string">
            <text:p>Požeško-slavonska županija</text:p>
          </table:table-cell>
          <table:table-cell office:value-type="string" calcext:value-type="string">
            <text:p>Kutjevo</text:p>
          </table:table-cell>
          <table:table-cell/>
          <table:table-cell office:value-type="string" calcext:value-type="string">
            <text:p>Bektež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jeliš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gle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a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d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nj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tj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a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t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vč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re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uma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mi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tovo</text:p>
          </table:table-cell>
        </table:table-row>
        <table:table-row table:style-name="ro1">
          <table:table-cell/>
          <table:table-cell office:value-type="string" calcext:value-type="string">
            <text:p>Lipik</text:p>
          </table:table-cell>
          <table:table-cell/>
          <table:table-cell office:value-type="string" calcext:value-type="string">
            <text:p>Antu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jela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ki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ja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kov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b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Čagl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lip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Čagl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g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p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i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i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vač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kunj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vađ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in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bnja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ender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ižič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boc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eovica</text:p>
          </table:table-cell>
        </table:table-row>
        <table:table-row table:style-name="ro1">
          <table:table-cell/>
          <table:table-cell office:value-type="string" calcext:value-type="string">
            <text:p>Pakrac</text:p>
          </table:table-cell>
          <table:table-cell/>
          <table:table-cell office:value-type="string" calcext:value-type="string">
            <text:p>Badljev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tin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jelaj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neš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us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č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cv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ko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re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Obrijež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a Šumet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Grahov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go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a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Obrijež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Šumet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Grahov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petanov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tur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gu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ič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so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Ba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Bud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Maj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ma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žeg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kr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ošt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p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kopak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gome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gu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ednji Grahov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i Maj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pan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s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ra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Ba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Budići </text:p>
          </table:table-cell>
        </table:table-row>
        <table:table-row table:style-name="ro1">
          <table:table-cell/>
          <table:table-cell office:value-type="string" calcext:value-type="string">
            <text:p>Pleternica</text:p>
          </table:table-cell>
          <table:table-cell/>
          <table:table-cell office:value-type="string" calcext:value-type="string">
            <text:p>Aši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l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ac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đ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s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odski Dre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č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ze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Ćos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klj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d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da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lin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než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o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priv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zm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kuši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Bila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halje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sel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eter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eternički Mihalj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o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tk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sve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ednje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l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il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p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l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se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š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čin 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građ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rilac </text:p>
          </table:table-cell>
        </table:table-row>
        <table:table-row table:style-name="ro1">
          <table:table-cell/>
          <table:table-cell office:value-type="string" calcext:value-type="string">
            <text:p>Požega</text:p>
          </table:table-cell>
          <table:table-cell/>
          <table:table-cell office:value-type="string" calcext:value-type="string">
            <text:p>Alag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n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Ćosine Laz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kveni Vrh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rviš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Em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š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ovački Lu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obrd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Em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dski Vrh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uš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iv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ze Prnjav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indv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halj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 Lip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Mihalj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Štit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že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o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a Lip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e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krabut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tit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n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gar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sine Laz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dov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estovac</text:p>
          </table:table-cell>
          <table:table-cell office:value-type="string" calcext:value-type="string">
            <text:p>Amat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gda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lomač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že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st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sno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lje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eč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ečavački Vuč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ra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ž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Gu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Gu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gupli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mi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me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menski Še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menski Vuč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priv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uš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j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hajli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jač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kop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 Zveč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r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bla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lj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si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vl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e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sre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žeški Brđ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š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ži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ender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bošt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iježe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njega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ušnj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lić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an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kore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vrš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igerovci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Čagl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r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jedina Rije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bra Vo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brogo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ganlu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o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rij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s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ze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r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než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ti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gal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anlu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kre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 Lip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 Ljesk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Zden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š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p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bo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vski 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a Ljesk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i Zden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ojči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Bila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lat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kojev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kšić</text:p>
          </table:table-cell>
          <table:table-cell office:value-type="string" calcext:value-type="string">
            <text:p>Bertel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i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k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js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k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eštanov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ptol</text:p>
          </table:table-cell>
          <table:table-cell office:value-type="string" calcext:value-type="string">
            <text:p>Alil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š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ešlja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ja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o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pt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ar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Beš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o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manov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lika</text:p>
          </table:table-cell>
          <table:table-cell office:value-type="string" calcext:value-type="string">
            <text:p>Antu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škup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tulj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j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Vrh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ntr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i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č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a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ivoj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jež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lja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zda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a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o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ov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olja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aže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ra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enk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</text:p>
          </table:table-cell>
        </table:table-row>
        <table:table-row table:style-name="ro1">
          <table:table-cell table:style-name="ce4" office:value-type="string" calcext:value-type="string">
            <text:p>Brodsko-posavska županija</text:p>
          </table:table-cell>
          <table:table-cell office:value-type="string" calcext:value-type="string">
            <text:p>Nova Gradiška</text:p>
          </table:table-cell>
          <table:table-cell/>
          <table:table-cell office:value-type="string" calcext:value-type="string">
            <text:p>Kovačevac</text:p>
          </table:table-cell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Nova Gradiš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jup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vča </text:p>
          </table:table-cell>
        </table:table-row>
        <table:table-row table:style-name="ro1">
          <table:table-cell/>
          <table:table-cell office:value-type="string" calcext:value-type="string">
            <text:p>Slavonski Brod</text:p>
          </table:table-cell>
          <table:table-cell/>
          <table:table-cell office:value-type="string" calcext:value-type="string">
            <text:p>Brodski Varo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avonski Br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vinj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brina</text:p>
          </table:table-cell>
          <table:table-cell office:value-type="string" calcext:value-type="string">
            <text:p>Ba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br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oč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niž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upnički Ku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ume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bjeg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rodski Stup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ja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vč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i Slatinik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ukov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žev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duš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ušnj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anov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rnik</text:p>
          </table:table-cell>
          <table:table-cell office:value-type="string" calcext:value-type="string">
            <text:p>Baćin 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nić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ilet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obrd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at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rš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vrš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li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agovina Cern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umetlica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av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ub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ji Andrijevci</text:p>
          </table:table-cell>
          <table:table-cell table:style-name="ce9" office:value-type="string" calcext:value-type="string">
            <text:p>Donji Andrij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 To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ed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o Topolj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galić</text:p>
          </table:table-cell>
          <table:table-cell office:value-type="string" calcext:value-type="string">
            <text:p>Donji Bogić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gal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an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rčin</text:p>
          </table:table-cell>
          <table:table-cell office:value-type="string" calcext:value-type="string">
            <text:p>Bick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rč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okočev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p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hov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dubravlj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rnja Vrba</text:p>
          </table:table-cell>
          <table:table-cell office:value-type="string" calcext:value-type="string">
            <text:p>Donja Vr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Vrb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rnji Bogićevci</text:p>
          </table:table-cell>
          <table:table-cell office:value-type="string" calcext:value-type="string">
            <text:p>Dub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Bogić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s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t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rt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ava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undin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lakar</text:p>
          </table:table-cell>
          <table:table-cell office:value-type="string" calcext:value-type="string">
            <text:p>Donja Bebr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Bebr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ak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šć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va Kapela</text:p>
          </table:table-cell>
          <table:table-cell office:value-type="string" calcext:value-type="string">
            <text:p>Batr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li Bri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Lip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g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Lip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gić Ma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 Kape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vl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o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č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ednji Lip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a Kapel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kučani</text:p>
          </table:table-cell>
          <table:table-cell office:value-type="string" calcext:value-type="string">
            <text:p>Ben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jela Stije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b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degr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prg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Rogolj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Rogolj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đ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ješt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ku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agovina Mašić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r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a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bov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uberkova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risavci</text:p>
          </table:table-cell>
          <table:table-cell office:value-type="string" calcext:value-type="string">
            <text:p>Novi Gr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risa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njav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už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il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janski Ku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oljan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iovac</text:p>
          </table:table-cell>
          <table:table-cell office:value-type="string" calcext:value-type="string">
            <text:p>Beči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gle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j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ž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i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č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ova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avonski Koba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ivik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dcrkavlje</text:p>
          </table:table-cell>
          <table:table-cell office:value-type="string" calcext:value-type="string">
            <text:p>Brodski Zde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ni Pot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Slati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ov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g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Slati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a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ndr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tković Ma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iovč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crkav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tuš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m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šetari</text:p>
          </table:table-cell>
          <table:table-cell office:value-type="string" calcext:value-type="string">
            <text:p>Adžam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đ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k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ež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unja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šet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polj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binj</text:p>
          </table:table-cell>
          <table:table-cell office:value-type="string" calcext:value-type="string">
            <text:p>Bartol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či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elik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Andrij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gure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iž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omač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kačina Ma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v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bi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bod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vršj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kirevci</text:p>
          </table:table-cell>
          <table:table-cell office:value-type="string" calcext:value-type="string">
            <text:p>Jaru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kirev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avonski Šamac</text:p>
          </table:table-cell>
          <table:table-cell office:value-type="string" calcext:value-type="string">
            <text:p>Kruše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avonski Šama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a Gradiška</text:p>
          </table:table-cell>
          <table:table-cell office:value-type="string" calcext:value-type="string">
            <text:p>Donji Varo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Varo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đ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Varo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v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a Gradiš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ko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o Petrovo Selo</text:p>
          </table:table-cell>
          <table:table-cell office:value-type="string" calcext:value-type="string">
            <text:p>Blažević 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Crnog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di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Crnog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ar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z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štri Vr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o Petro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ti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s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ladis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bov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lika Kopanica</text:p>
          </table:table-cell>
          <table:table-cell office:value-type="string" calcext:value-type="string">
            <text:p>Bera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voš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p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Kopa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Kopan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rbje</text:p>
          </table:table-cell>
          <table:table-cell office:value-type="string" calcext:value-type="string">
            <text:p>Bodovalj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č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vski B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č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oka Gre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bj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rpolje</text:p>
          </table:table-cell>
          <table:table-cell office:value-type="string" calcext:value-type="string">
            <text:p>Čaj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i Per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polje </text:p>
          </table:table-cell>
        </table:table-row>
        <table:table-row table:style-name="ro1">
          <table:table-cell table:style-name="ce4" office:value-type="string" calcext:value-type="string">
            <text:p>Zadarska županija</text:p>
          </table:table-cell>
          <table:table-cell table:style-name="ce6" office:value-type="string" calcext:value-type="string">
            <text:p>Benkovac</text:p>
          </table:table-cell>
          <table:table-cell table:style-name="ce6"/>
          <table:table-cell table:style-name="ce6" office:value-type="string" calcext:value-type="string">
            <text:p>Benk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enkovačko Sel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jel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gud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uš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kov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l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bra Vod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e Bilja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e Ceran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Kar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Kaš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Lepu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e Bilja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e Ceran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Islam Gr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lar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rla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žl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la Atlag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isič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išane Tinjsk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edviđ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ran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ad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rušić Benkova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rušić Donj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dgrađ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dlu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p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iste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ov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došinov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štev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dalji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milč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opo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in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ukš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grad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pužane</text:p>
          </table:table-cell>
        </table:table-row>
        <table:table-row table:style-name="ro1">
          <table:table-cell/>
          <table:table-cell table:style-name="ce6" office:value-type="string" calcext:value-type="string">
            <text:p>Biograd na Moru</text:p>
          </table:table-cell>
          <table:table-cell table:style-name="ce6"/>
          <table:table-cell table:style-name="ce6" office:value-type="string" calcext:value-type="string">
            <text:p>Biograd na Moru</text:p>
          </table:table-cell>
        </table:table-row>
        <table:table-row table:style-name="ro1">
          <table:table-cell/>
          <table:table-cell table:style-name="ce6" office:value-type="string" calcext:value-type="string">
            <text:p>Nin</text:p>
          </table:table-cell>
          <table:table-cell table:style-name="ce6"/>
          <table:table-cell table:style-name="ce6" office:value-type="string" calcext:value-type="string">
            <text:p>Grb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inski Stanov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ljica-Bri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to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erava</text:p>
          </table:table-cell>
        </table:table-row>
        <table:table-row table:style-name="ro1">
          <table:table-cell/>
          <table:table-cell table:style-name="ce6" office:value-type="string" calcext:value-type="string">
            <text:p>Obrovac</text:p>
          </table:table-cell>
          <table:table-cell table:style-name="ce6"/>
          <table:table-cell table:style-name="ce6" office:value-type="string" calcext:value-type="string">
            <text:p>Biliša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gat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lub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Kar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štel Žegar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maze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up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uše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uškov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advod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br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elengrad</text:p>
          </table:table-cell>
        </table:table-row>
        <table:table-row table:style-name="ro1">
          <table:table-cell/>
          <table:table-cell table:style-name="ce6" office:value-type="string" calcext:value-type="string">
            <text:p>Pag</text:p>
          </table:table-cell>
          <table:table-cell table:style-name="ce6"/>
          <table:table-cell table:style-name="ce6" office:value-type="string" calcext:value-type="string">
            <text:p>Boš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injiš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šlju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škov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mok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ra Vas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imu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laš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čići</text:p>
          </table:table-cell>
        </table:table-row>
        <table:table-row table:style-name="ro1">
          <table:table-cell/>
          <table:table-cell table:style-name="ce6" office:value-type="string" calcext:value-type="string">
            <text:p>Zadar</text:p>
          </table:table-cell>
          <table:table-cell table:style-name="ce6"/>
          <table:table-cell table:style-name="ce6" office:value-type="string" calcext:value-type="string">
            <text:p>Babindub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gu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r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Is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ži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Iž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la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lib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trča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emud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v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ilb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 Iž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da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puntel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Bibinje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Galovac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Gračac</text:p>
          </table:table-cell>
          <table:table-cell table:style-name="ce6" office:value-type="string" calcext:value-type="string">
            <text:p>Beglu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ot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uv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er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abaš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eringa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enovac Osreda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uboki Dol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ugopo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logo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b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č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ubavčevo Po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ldrm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ij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m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novac Kupirova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piro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z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advrel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ete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ms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sred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tr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lan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ibud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lje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stiče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udopolje Bruvanjs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rb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uva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iškovac Lič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minga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a Pop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učipo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klop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rma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rmanja Vrelo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Jaseni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vanj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ton Obrovački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Kali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Kol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lanski Gaj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ndre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Kukljica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išane Ostrovičke</text:p>
          </table:table-cell>
          <table:table-cell table:style-name="ce6" office:value-type="string" calcext:value-type="string">
            <text:p>Dobropolj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išane Ostrovičk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strovica</text:p>
          </table:table-cell>
        </table:table-row>
        <table:table-row table:style-name="ro1">
          <table:table-cell/>
          <table:table-cell table:style-name="ce6"/>
          <table:table-cell table:style-name="ce13" office:value-type="string" calcext:value-type="string">
            <text:p>Novigrad</text:p>
          </table:table-cell>
          <table:table-cell table:style-name="ce6" office:value-type="string" calcext:value-type="string">
            <text:p>Novigrad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ljuv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idraga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akoštane</text:p>
          </table:table-cell>
          <table:table-cell table:style-name="ce6" office:value-type="string" calcext:value-type="string">
            <text:p>Drag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košta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gada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ašman</text:p>
          </table:table-cell>
          <table:table-cell table:style-name="ce6" office:value-type="string" calcext:value-type="string">
            <text:p>Ban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bropolj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a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rlja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eviđa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šm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drelac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olača</text:p>
          </table:table-cell>
          <table:table-cell table:style-name="ce6" office:value-type="string" calcext:value-type="string">
            <text:p>Donja Jagod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Jagod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km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lača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oličnik</text:p>
          </table:table-cell>
          <table:table-cell table:style-name="ce6" office:value-type="string" calcext:value-type="string">
            <text:p>Briše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ačevac Nin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Polič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ovin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ur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urvica Gorn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lič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upal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uhovar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sočane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osedarje</text:p>
          </table:table-cell>
          <table:table-cell table:style-name="ce6" office:value-type="string" calcext:value-type="string">
            <text:p>Grguri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Islam Latin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dgrad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sedar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liv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njer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drilo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Povljana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reko</text:p>
          </table:table-cell>
          <table:table-cell table:style-name="ce6" office:value-type="string" calcext:value-type="string">
            <text:p>Lukor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šlj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lj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ek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ivan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strun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utomišć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Ugljan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Privlaka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Ražanac</text:p>
          </table:table-cell>
          <table:table-cell table:style-name="ce6" office:value-type="string" calcext:value-type="string">
            <text:p>J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nez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jubač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jubački Stanov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dvrš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dov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žan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tina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ali</text:p>
          </table:table-cell>
          <table:table-cell table:style-name="ce6" office:value-type="string" calcext:value-type="string">
            <text:p>Božav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bin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agov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u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al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ava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oli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 Ra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run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glav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verin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man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tankovci</text:p>
          </table:table-cell>
          <table:table-cell table:style-name="ce6" office:value-type="string" calcext:value-type="string">
            <text:p>Banjev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ila Vla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d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rlje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rpolač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nkov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m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tarigrad</text:p>
          </table:table-cell>
          <table:table-cell table:style-name="ce6" office:value-type="string" calcext:value-type="string">
            <text:p>Seli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rigrad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ibanj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ukošan</text:p>
          </table:table-cell>
          <table:table-cell table:style-name="ce6" office:value-type="string" calcext:value-type="string">
            <text:p>Debelj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la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ukošan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veti Filip i Jakov</text:p>
          </table:table-cell>
          <table:table-cell table:style-name="ce6" office:value-type="string" calcext:value-type="string">
            <text:p>Donje Rašta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e Rašta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ikov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Filip i Jakov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Peta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uranj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Škabrnja</text:p>
          </table:table-cell>
          <table:table-cell table:style-name="ce6" office:value-type="string" calcext:value-type="string">
            <text:p>Prkos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kabrnja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Tkon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Vir</text:p>
          </table:table-cell>
          <table:table-cell table:style-name="ce6" office:value-type="string" calcext:value-type="string">
            <text:p>Lozi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rov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r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Vrsi</text:p>
          </table:table-cell>
          <table:table-cell table:style-name="ce6" office:value-type="string" calcext:value-type="string">
            <text:p>Polj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si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Zemunik Donji</text:p>
          </table:table-cell>
          <table:table-cell table:style-name="ce6" office:value-type="string" calcext:value-type="string">
            <text:p>Smokov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emunik Donj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emunik Gornji</text:p>
          </table:table-cell>
        </table:table-row>
        <table:table-row table:style-name="ro1">
          <table:table-cell table:style-name="ce4" office:value-type="string" calcext:value-type="string">
            <text:p>Osječko-baranjska županija</text:p>
          </table:table-cell>
          <table:table-cell office:value-type="string" calcext:value-type="string">
            <text:p>Beli Manastir</text:p>
          </table:table-cell>
          <table:table-cell/>
          <table:table-cell office:value-type="string" calcext:value-type="string">
            <text:p>Beli Manastir</text:p>
          </table:table-cell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Branjin Vrh</text:p>
          </table:table-cell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Šećerana</text:p>
          </table:table-cell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Šumarina </text:p>
          </table:table-cell>
        </table:table-row>
        <table:table-row table:style-name="ro1">
          <table:table-cell/>
          <table:table-cell office:value-type="string" calcext:value-type="string">
            <text:p>Belišće</text:p>
          </table:table-cell>
          <table:table-cell/>
          <table:table-cell office:value-type="string" calcext:value-type="string">
            <text:p>Bel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str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canj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ica Valpova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tiš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borj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š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ogradci </text:p>
          </table:table-cell>
        </table:table-row>
        <table:table-row table:style-name="ro1">
          <table:table-cell/>
          <table:table-cell office:value-type="string" calcext:value-type="string">
            <text:p>Donji Miholjac</text:p>
          </table:table-cell>
          <table:table-cell/>
          <table:table-cell office:value-type="string" calcext:value-type="string">
            <text:p>Donji Miholj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holjački Pore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ajci Podrav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kit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Đurađ </text:p>
          </table:table-cell>
        </table:table-row>
        <table:table-row table:style-name="ro1">
          <table:table-cell/>
          <table:table-cell office:value-type="string" calcext:value-type="string">
            <text:p>Đakovo</text:p>
          </table:table-cell>
          <table:table-cell/>
          <table:table-cell office:value-type="string" calcext:value-type="string">
            <text:p>Budr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Đak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Đurđ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ovci Gorja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š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Per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škor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ci Đakov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roko Polje </text:p>
          </table:table-cell>
        </table:table-row>
        <table:table-row table:style-name="ro1">
          <table:table-cell/>
          <table:table-cell office:value-type="string" calcext:value-type="string">
            <text:p>Našice</text:p>
          </table:table-cell>
          <table:table-cell/>
          <table:table-cell office:value-type="string" calcext:value-type="string">
            <text:p>Brezik Naš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emoš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na Kla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dac Naš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lis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đa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ndž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kloš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kovac Naš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š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ubaš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b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zmaje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mi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koj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oljan </text:p>
          </table:table-cell>
        </table:table-row>
        <table:table-row table:style-name="ro1">
          <table:table-cell/>
          <table:table-cell office:value-type="string" calcext:value-type="string">
            <text:p>Osijek</text:p>
          </table:table-cell>
          <table:table-cell/>
          <table:table-cell office:value-type="string" calcext:value-type="string">
            <text:p>Brij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ije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sip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i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met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ije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rav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rva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vrđa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šnjevac </text:p>
          </table:table-cell>
        </table:table-row>
        <table:table-row table:style-name="ro1">
          <table:table-cell/>
          <table:table-cell office:value-type="string" calcext:value-type="string">
            <text:p>Valpovo</text:p>
          </table:table-cell>
          <table:table-cell/>
          <table:table-cell office:value-type="string" calcext:value-type="string">
            <text:p>Harka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dimir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janča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a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p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lčin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tu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ovac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i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pač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z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unav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kve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rdar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latna Greda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iz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ođ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et Bizov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bja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ki Bizov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mat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ci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Čem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zar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t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Čemina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Čepin</text:p>
          </table:table-cell>
          <table:table-cell office:value-type="string" calcext:value-type="string">
            <text:p>Beket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ep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epinski Mart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okad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vana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ar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vajcar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glješ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onja Motič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Motič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o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až</text:p>
          </table:table-cell>
          <table:table-cell office:value-type="string" calcext:value-type="string">
            <text:p>Bat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ž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oše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j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polj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enje</text:p>
          </table:table-cell>
          <table:table-cell office:value-type="string" calcext:value-type="string">
            <text:p>Borov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č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čje Gorjan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e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ćanci Đakov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dić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ljev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orje Bračeva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n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slat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dvo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atinik Drenjsk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Đurđenovac</text:p>
          </table:table-cell>
          <table:table-cell office:value-type="string" calcext:value-type="string">
            <text:p>Beljev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k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kšić Lu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Đurđe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bril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okoč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čko No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šičko No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biš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š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apti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odorova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dut</text:p>
          </table:table-cell>
          <table:table-cell office:value-type="string" calcext:value-type="string">
            <text:p>Aljma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jelo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du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nestinovo</text:p>
          </table:table-cell>
          <table:table-cell office:value-type="string" calcext:value-type="string">
            <text:p>Divo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nestin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slovo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erič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zi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e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čjak Feričanački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or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mašan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godnjak</text:p>
          </table:table-cell>
          <table:table-cell office:value-type="string" calcext:value-type="string">
            <text:p>Bol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god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jške Međ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Bolm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eževi Vinogradi</text:p>
          </table:table-cell>
          <table:table-cell office:value-type="string" calcext:value-type="string">
            <text:p>Jase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me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a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neževi Vinograd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tl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r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kol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majeva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ška</text:p>
          </table:table-cell>
          <table:table-cell office:value-type="string" calcext:value-type="string">
            <text:p>Andrij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nimi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nica Naš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š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de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g Subot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m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da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polin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vanjska Varoš</text:p>
          </table:table-cell>
          <table:table-cell office:value-type="string" calcext:value-type="string">
            <text:p>Boroj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nica Đakova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enk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vanjska Varo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j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i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s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vča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uč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tkov 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bodna Vlas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gadenovac</text:p>
          </table:table-cell>
          <table:table-cell office:value-type="string" calcext:value-type="string">
            <text:p>Benič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ć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c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gade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ljivošev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ijanci</text:p>
          </table:table-cell>
          <table:table-cell office:value-type="string" calcext:value-type="string">
            <text:p>Bočk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z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magaj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rn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niš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ij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janski Ivanov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lovac </text:p>
          </table:table-cell>
          <table:table-cell office:value-type="string" calcext:value-type="string">
            <text:p>Baranjsko Petro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i Bezd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o Nevesi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l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daraž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r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rj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leno Polje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etrij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tn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dgorač</text:p>
          </table:table-cell>
          <table:table-cell office:value-type="string" calcext:value-type="string">
            <text:p>Bijela Lo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dim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elešin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š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roš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ora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ga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zboj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ipanov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dravska Moslavina</text:p>
          </table:table-cell>
          <table:table-cell office:value-type="string" calcext:value-type="string">
            <text:p>Gez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če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inci Miholj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ravska Moslavin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ovac</text:p>
          </table:table-cell>
          <table:table-cell office:value-type="string" calcext:value-type="string">
            <text:p>Branj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než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pova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nitovci</text:p>
          </table:table-cell>
          <table:table-cell office:value-type="string" calcext:value-type="string">
            <text:p>Josipovac Punitov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urjevac Punitov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ndi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nitov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tnica Đakovačka</text:p>
          </table:table-cell>
          <table:table-cell office:value-type="string" calcext:value-type="string">
            <text:p>Gaš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tnica Đakovačk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meljci</text:p>
          </table:table-cell>
          <table:table-cell office:value-type="string" calcext:value-type="string">
            <text:p>Keš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it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zo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melj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b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rizivojna</text:p>
          </table:table-cell>
          <table:table-cell office:value-type="string" calcext:value-type="string">
            <text:p>Merolino Sikireva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izivojn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Šodolovci</text:p>
          </table:table-cell>
          <table:table-cell office:value-type="string" calcext:value-type="string">
            <text:p>A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priv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l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ulin Dv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rova Slat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la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odolovc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nava</text:p>
          </table:table-cell>
          <table:table-cell office:value-type="string" calcext:value-type="string">
            <text:p>Dragot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kanovci Đakova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dr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p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oblaž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av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ljevo</text:p>
          </table:table-cell>
          <table:table-cell office:value-type="string" calcext:value-type="string">
            <text:p>Bla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c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et Viljev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pel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unoslav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ljev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škovci</text:p>
          </table:table-cell>
          <table:table-cell office:value-type="string" calcext:value-type="string">
            <text:p>Forkuš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š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čev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ladislavci</text:p>
          </table:table-cell>
          <table:table-cell office:value-type="string" calcext:value-type="string">
            <text:p>Dops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ast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ladislav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uka</text:p>
          </table:table-cell>
          <table:table-cell office:value-type="string" calcext:value-type="string">
            <text:p>Hrast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ovac Hrastin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ka </text:p>
          </table:table-cell>
        </table:table-row>
        <table:table-row table:style-name="ro1">
          <table:table-cell table:style-name="ce4" office:value-type="string" calcext:value-type="string">
            <text:p>Šibensko-kninska županija</text:p>
          </table:table-cell>
          <table:table-cell office:value-type="string" calcext:value-type="string">
            <text:p>Drniš</text:p>
          </table:table-cell>
          <table:table-cell/>
          <table:table-cell office:value-type="string" calcext:value-type="string">
            <text:p>Bada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oč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gat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išt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i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ni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dina Gla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nj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oč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al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ju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ič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š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oč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s Kal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ko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č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krov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on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dram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ver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rit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tik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plju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bou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u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itnić </text:p>
          </table:table-cell>
        </table:table-row>
        <table:table-row table:style-name="ro1">
          <table:table-cell/>
          <table:table-cell office:value-type="string" calcext:value-type="string">
            <text:p>Knin</text:p>
          </table:table-cell>
          <table:table-cell/>
          <table:table-cell office:value-type="string" calcext:value-type="string">
            <text:p>Golub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n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ninsk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vač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juba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čest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v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ko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lj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m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agrović </text:p>
          </table:table-cell>
        </table:table-row>
        <table:table-row table:style-name="ro1">
          <table:table-cell/>
          <table:table-cell office:value-type="string" calcext:value-type="string">
            <text:p>Skradin</text:p>
          </table:table-cell>
          <table:table-cell/>
          <table:table-cell office:value-type="string" calcext:value-type="string">
            <text:p>Bič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tiš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ib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cv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rav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č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ć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ko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đ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đ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ramat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st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p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rad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radinsk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nko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Gl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až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drapanj </text:p>
          </table:table-cell>
        </table:table-row>
        <table:table-row table:style-name="ro1">
          <table:table-cell/>
          <table:table-cell office:value-type="string" calcext:value-type="string">
            <text:p>Šibenik</text:p>
          </table:table-cell>
          <table:table-cell/>
          <table:table-cell office:value-type="string" calcext:value-type="string">
            <text:p>Bora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nj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vrlj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nilo Bira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nilo Gor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nilo Kralj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rava kod Šibeni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i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d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baš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drt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pri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jevr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pa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pe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z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av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ko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on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l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tno Do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iv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be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s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t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lar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irje </text:p>
          </table:table-cell>
        </table:table-row>
        <table:table-row table:style-name="ro1">
          <table:table-cell/>
          <table:table-cell office:value-type="string" calcext:value-type="string">
            <text:p>Vodice </text:p>
          </table:table-cell>
          <table:table-cell/>
          <table:table-cell office:value-type="string" calcext:value-type="string">
            <text:p>Čista Ma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ista Veli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ćelez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vić Lu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vić Šepur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i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dic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ice </text:p>
          </table:table-cell>
          <table:table-cell office:value-type="string" calcext:value-type="string">
            <text:p>Bilic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iskupi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l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mlj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đ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zd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b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vjerina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vljane</text:p>
          </table:table-cell>
          <table:table-cell office:value-type="string" calcext:value-type="string">
            <text:p>Cet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vljane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rve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kr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đe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učić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Kijev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stanje</text:p>
          </table:table-cell>
          <table:table-cell office:value-type="string" calcext:value-type="string">
            <text:p>Biovičin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Đevrs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oš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ka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ista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laš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njeu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drin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n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č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rde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rivo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čev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rter – Kornati</text:p>
          </table:table-cell>
          <table:table-cell office:value-type="string" calcext:value-type="string">
            <text:p>Korn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r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rovac</text:p>
          </table:table-cell>
          <table:table-cell office:value-type="string" calcext:value-type="string">
            <text:p>Ka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r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tičanj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ošten</text:p>
          </table:table-cell>
          <table:table-cell office:value-type="string" calcext:value-type="string">
            <text:p>Kruš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mošt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mošten Burnj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ro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da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za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mina</text:p>
          </table:table-cell>
          <table:table-cell office:value-type="string" calcext:value-type="string">
            <text:p>Bobo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get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itlu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jubot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ta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at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kl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lj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zvođ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knov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goznica</text:p>
          </table:table-cell>
          <table:table-cell office:value-type="string" calcext:value-type="string">
            <text:p>Dvor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rebin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ž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gla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la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orl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ža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goz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pina Do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čevo Rogozničk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žić</text:p>
          </table:table-cell>
          <table:table-cell office:value-type="string" calcext:value-type="string">
            <text:p>Balj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vogla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d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jak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rlović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se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av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ž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mljanović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sno</text:p>
          </table:table-cell>
          <table:table-cell office:value-type="string" calcext:value-type="string">
            <text:p>Bet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zl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rava kod Tis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ze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si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sno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ribunj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ešić</text:p>
          </table:table-cell>
          <table:table-cell office:value-type="string" calcext:value-type="string">
            <text:p>Ce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vrlj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Planj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Ut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Vin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Planj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Ut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Vin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pr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jubosti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rlović Za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v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rogaš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um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e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oka </text:p>
          </table:table-cell>
        </table:table-row>
        <table:table-row table:style-name="ro1">
          <table:table-cell table:style-name="ce4" office:value-type="string" calcext:value-type="string">
            <text:p>Vukovarsko-srijemska županija</text:p>
          </table:table-cell>
          <table:table-cell office:value-type="string" calcext:value-type="string">
            <text:p>Ilok</text:p>
          </table:table-cell>
          <table:table-cell/>
          <table:table-cell office:value-type="string" calcext:value-type="string">
            <text:p>Bap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l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h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arengrad </text:p>
          </table:table-cell>
        </table:table-row>
        <table:table-row table:style-name="ro1">
          <table:table-cell/>
          <table:table-cell office:value-type="string" calcext:value-type="string">
            <text:p>Otok</text:p>
          </table:table-cell>
          <table:table-cell/>
          <table:table-cell office:value-type="string" calcext:value-type="string">
            <text:p>Komlet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ok</text:p>
          </table:table-cell>
        </table:table-row>
        <table:table-row table:style-name="ro1">
          <table:table-cell/>
          <table:table-cell office:value-type="string" calcext:value-type="string">
            <text:p>Vinkovci </text:p>
          </table:table-cell>
          <table:table-cell/>
          <table:table-cell office:value-type="string" calcext:value-type="string">
            <text:p>Mir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kovci </text:p>
          </table:table-cell>
        </table:table-row>
        <table:table-row table:style-name="ro1">
          <table:table-cell/>
          <table:table-cell office:value-type="string" calcext:value-type="string">
            <text:p>Vukovar </text:p>
          </table:table-cell>
          <table:table-cell/>
          <table:table-cell office:value-type="string" calcext:value-type="string">
            <text:p>Lipov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t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kovar </text:p>
          </table:table-cell>
        </table:table-row>
        <table:table-row table:style-name="ro1">
          <table:table-cell/>
          <table:table-cell office:value-type="string" calcext:value-type="string">
            <text:p>Županja</text:p>
          </table:table-cell>
          <table:table-cell/>
          <table:table-cell office:value-type="string" calcext:value-type="string">
            <text:p>Župan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rijaševci </text:p>
          </table:table-cell>
          <table:table-cell office:value-type="string" calcext:value-type="string">
            <text:p>Andrijaš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kovci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abina Greda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ogda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r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injarevci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orovo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ošnjaci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er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škovci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re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Đur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avski Podgaj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či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jevo Selo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radište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unja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vank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tkov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rmina </text:p>
          </table:table-cell>
          <table:table-cell office:value-type="string" calcext:value-type="string">
            <text:p>Jarmina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ov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atova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kušica</text:p>
          </table:table-cell>
          <table:table-cell office:value-type="string" calcext:value-type="string">
            <text:p>Gabo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adžić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kuš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r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rinj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egoslavc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jemci</text:p>
          </table:table-cell>
          <table:table-cell office:value-type="string" calcext:value-type="string">
            <text:p>Apš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No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Đelet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jem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rađ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kovački Banov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štar</text:p>
          </table:table-cell>
          <table:table-cell office:value-type="string" calcext:value-type="string">
            <text:p>Cer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šta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vlaka</text:p>
          </table:table-cell>
          <table:table-cell office:value-type="string" calcext:value-type="string">
            <text:p>Privlak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i Jankovci</text:p>
          </table:table-cell>
          <table:table-cell office:value-type="string" calcext:value-type="string">
            <text:p>Novi Jan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ol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a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ijemske Laz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i Jankov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i Mikanovci</text:p>
          </table:table-cell>
          <table:table-cell office:value-type="string" calcext:value-type="string">
            <text:p>Novi Mikan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i Mikanovci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Šti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pojevci</text:p>
          </table:table-cell>
          <table:table-cell office:value-type="string" calcext:value-type="string">
            <text:p>Ber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k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k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kluše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mpojev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rdinci</text:p>
          </table:table-cell>
          <table:table-cell office:value-type="string" calcext:value-type="string">
            <text:p>Ant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laka Anti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rdin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varnik</text:p>
          </table:table-cell>
          <table:table-cell office:value-type="string" calcext:value-type="string">
            <text:p>Il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varnik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pinja</text:p>
          </table:table-cell>
          <table:table-cell office:value-type="string" calcext:value-type="string">
            <text:p>Bobo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šad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Ćeli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dv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čet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pi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r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đinci</text:p>
          </table:table-cell>
          <table:table-cell office:value-type="string" calcext:value-type="string">
            <text:p>Vođin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rbanja</text:p>
          </table:table-cell>
          <table:table-cell office:value-type="string" calcext:value-type="string">
            <text:p>So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oši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banja </text:p>
          </table:table-cell>
        </table:table-row>
        <table:table-row table:style-name="ro1">
          <table:table-cell table:style-name="ce4" office:value-type="string" calcext:value-type="string">
            <text:p>Splitsko-dalmatinska županija </text:p>
          </table:table-cell>
          <table:table-cell office:value-type="string" calcext:value-type="string">
            <text:p>Hvar</text:p>
          </table:table-cell>
          <table:table-cell/>
          <table:table-cell office:value-type="string" calcext:value-type="string">
            <text:p>Brus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v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god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o Grab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a Nedjel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o Grab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raće </text:p>
          </table:table-cell>
        </table:table-row>
        <table:table-row table:style-name="ro1">
          <table:table-cell/>
          <table:table-cell office:value-type="string" calcext:value-type="string">
            <text:p>Imotski</text:p>
          </table:table-cell>
          <table:table-cell/>
          <table:table-cell office:value-type="string" calcext:value-type="string">
            <text:p>Donji Vin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avina Do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avina Gor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Vin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ot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vidovića Draga </text:p>
          </table:table-cell>
        </table:table-row>
        <table:table-row table:style-name="ro1">
          <table:table-cell/>
          <table:table-cell office:value-type="string" calcext:value-type="string">
            <text:p>Kaštela</text:p>
          </table:table-cell>
          <table:table-cell/>
          <table:table-cell office:value-type="string" calcext:value-type="string">
            <text:p>Kaštel Gomil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štel Kambel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štel Luk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štel No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štel St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štel Sućur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štel Štafilić </text:p>
          </table:table-cell>
        </table:table-row>
        <table:table-row table:style-name="ro1">
          <table:table-cell/>
          <table:table-cell office:value-type="string" calcext:value-type="string">
            <text:p>Komiža</text:p>
          </table:table-cell>
          <table:table-cell/>
          <table:table-cell office:value-type="string" calcext:value-type="string">
            <text:p>Biš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rov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o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iž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ključ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lagruž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hum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špi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eti Andri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ena Glava </text:p>
          </table:table-cell>
        </table:table-row>
        <table:table-row table:style-name="ro1">
          <table:table-cell/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Makar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o Brdo </text:p>
          </table:table-cell>
        </table:table-row>
        <table:table-row table:style-name="ro1">
          <table:table-cell/>
          <table:table-cell office:value-type="string" calcext:value-type="string">
            <text:p>Omiš</text:p>
          </table:table-cell>
          <table:table-cell/>
          <table:table-cell office:value-type="string" calcext:value-type="string">
            <text:p>Blato na Ceti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r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el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is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Dol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r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Dol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sta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či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kva Rogoz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uš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m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kl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 Se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mi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tr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s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ašpi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rađ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tiš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o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olo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ij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in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bu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g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kuč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večanje </text:p>
          </table:table-cell>
        </table:table-row>
        <table:table-row table:style-name="ro1">
          <table:table-cell/>
          <table:table-cell office:value-type="string" calcext:value-type="string">
            <text:p>Sinj</text:p>
          </table:table-cell>
          <table:table-cell/>
          <table:table-cell office:value-type="string" calcext:value-type="string">
            <text:p>Bajag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naz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itlu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av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je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sen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rakaš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č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brovac Sin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o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ha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ja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lovo </text:p>
          </table:table-cell>
        </table:table-row>
        <table:table-row table:style-name="ro1">
          <table:table-cell/>
          <table:table-cell office:value-type="string" calcext:value-type="string">
            <text:p>Solin</text:p>
          </table:table-cell>
          <table:table-cell/>
          <table:table-cell office:value-type="string" calcext:value-type="string">
            <text:p>Bl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č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avi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anjic </text:p>
          </table:table-cell>
        </table:table-row>
        <table:table-row table:style-name="ro1">
          <table:table-cell/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Donje Sit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Sit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m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at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l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inj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obre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rnovnica </text:p>
          </table:table-cell>
        </table:table-row>
        <table:table-row table:style-name="ro1">
          <table:table-cell/>
          <table:table-cell office:value-type="string" calcext:value-type="string">
            <text:p>Stari Grad</text:p>
          </table:table-cell>
          <table:table-cell/>
          <table:table-cell office:value-type="string" calcext:value-type="string">
            <text:p>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d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ca kod Starog Gra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i Gr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banj </text:p>
          </table:table-cell>
        </table:table-row>
        <table:table-row table:style-name="ro1">
          <table:table-cell/>
          <table:table-cell office:value-type="string" calcext:value-type="string">
            <text:p>Supetar</text:p>
          </table:table-cell>
          <table:table-cell/>
          <table:table-cell office:value-type="string" calcext:value-type="string">
            <text:p>Mir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lit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pet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krip </text:p>
          </table:table-cell>
        </table:table-row>
        <table:table-row table:style-name="ro1">
          <table:table-cell/>
          <table:table-cell office:value-type="string" calcext:value-type="string">
            <text:p>Trilj</text:p>
          </table:table-cell>
          <table:table-cell/>
          <table:table-cell office:value-type="string" calcext:value-type="string">
            <text:p>Bi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dim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čv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por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rdu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bu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men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šu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ivo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j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 Se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ž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izire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mendol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ja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i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glj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dr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jnić Sinjs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št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aba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polje</text:p>
          </table:table-cell>
        </table:table-row>
        <table:table-row table:style-name="ro1">
          <table:table-cell/>
          <table:table-cell office:value-type="string" calcext:value-type="string">
            <text:p>Trogir</text:p>
          </table:table-cell>
          <table:table-cell/>
          <table:table-cell office:value-type="string" calcext:value-type="string">
            <text:p>Arbani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vu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venik M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venik Veli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strin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og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edno </text:p>
          </table:table-cell>
        </table:table-row>
        <table:table-row table:style-name="ro1">
          <table:table-cell/>
          <table:table-cell office:value-type="string" calcext:value-type="string">
            <text:p>Vis </text:p>
          </table:table-cell>
          <table:table-cell/>
          <table:table-cell office:value-type="string" calcext:value-type="string">
            <text:p>Brguj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čev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inje Zem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isk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se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straž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gač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k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onč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 </text:p>
          </table:table-cell>
        </table:table-row>
        <table:table-row table:style-name="ro1">
          <table:table-cell/>
          <table:table-cell office:value-type="string" calcext:value-type="string">
            <text:p>Vrgorac</text:p>
          </table:table-cell>
          <table:table-cell/>
          <table:table-cell office:value-type="string" calcext:value-type="string">
            <text:p>Ba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glj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ževit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ge Nj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s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jen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kor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tez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z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j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a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pro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ica Kozič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pat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šć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v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il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mč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Pro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šnj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la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gor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vojane </text:p>
          </table:table-cell>
        </table:table-row>
        <table:table-row table:style-name="ro1">
          <table:table-cell/>
          <table:table-cell office:value-type="string" calcext:value-type="string">
            <text:p>Vrlika </text:p>
          </table:table-cell>
          <table:table-cell/>
          <table:table-cell office:value-type="string" calcext:value-type="string">
            <text:p>Gar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že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lj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s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ov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iš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oso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al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lik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ška Voda</text:p>
          </table:table-cell>
          <table:table-cell office:value-type="string" calcext:value-type="string">
            <text:p>Ba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ška Vo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tu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va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majna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urvica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re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Brel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sta Provo</text:p>
          </table:table-cell>
          <table:table-cell office:value-type="string" calcext:value-type="string">
            <text:p>Arža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or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sta Pr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ista Veli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bra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ib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cmo</text:p>
          </table:table-cell>
          <table:table-cell office:value-type="string" calcext:value-type="string">
            <text:p>Erceg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a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ušv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o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o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č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š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gi Rat</text:p>
          </table:table-cell>
          <table:table-cell office:value-type="string" calcext:value-type="string">
            <text:p>Du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gi R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senice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ugo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priv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tle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k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dac</text:p>
          </table:table-cell>
          <table:table-cell office:value-type="string" calcext:value-type="string">
            <text:p>Bri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ve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d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ostrog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rvace</text:p>
          </table:table-cell>
          <table:table-cell office:value-type="string" calcext:value-type="string">
            <text:p>Dab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Bitel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Bitel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v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kt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jk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rav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m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tr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či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siok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lsa</text:p>
          </table:table-cell>
          <table:table-cell office:value-type="string" calcext:value-type="string">
            <text:p>Gdi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omin Dol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um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 Dol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l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t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irč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bo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is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straž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val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lis</text:p>
          </table:table-cell>
          <table:table-cell office:value-type="string" calcext:value-type="string">
            <text:p>Brštan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gobab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nj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uš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i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g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i Bročan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čev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ćevica</text:p>
          </table:table-cell>
          <table:table-cell office:value-type="string" calcext:value-type="string">
            <text:p>Divoje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adnj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će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ošić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kvičići</text:p>
          </table:table-cell>
          <table:table-cell office:value-type="string" calcext:value-type="string">
            <text:p>Dolića Drag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kvičić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vreć</text:p>
          </table:table-cell>
          <table:table-cell office:value-type="string" calcext:value-type="string">
            <text:p>Dobrinč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vre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ovdol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an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udenc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ina</text:p>
          </table:table-cell>
          <table:table-cell office:value-type="string" calcext:value-type="string">
            <text:p>Blizna Do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izna Gor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gra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ustir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t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je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zor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t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v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vin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sin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na</text:p>
          </table:table-cell>
          <table:table-cell office:value-type="string" calcext:value-type="string">
            <text:p>Bobovišć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bovišća na Mor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žišć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l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hum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ć</text:p>
          </table:table-cell>
          <table:table-cell office:value-type="string" calcext:value-type="string">
            <text:p>Brače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ri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Ogo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Posti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Mu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izd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Ogo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Posti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Mu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Mileš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or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bu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un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mlj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t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Mileš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elov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režišća</text:p>
          </table:table-cell>
          <table:table-cell office:value-type="string" calcext:value-type="string">
            <text:p>Donji Hum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če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režišć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krug</text:p>
          </table:table-cell>
          <table:table-cell office:value-type="string" calcext:value-type="string">
            <text:p>Okrug Donj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krug Gornj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ok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i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vr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dovičić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dbablje</text:p>
          </table:table-cell>
          <table:table-cell office:value-type="string" calcext:value-type="string">
            <text:p>Dru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b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šćev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begov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menmo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ivo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bablje Gor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dgora</text:p>
          </table:table-cell>
          <table:table-cell office:value-type="string" calcext:value-type="string">
            <text:p>Draš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Igr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gra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ivogošć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dstrana </text:p>
          </table:table-cell>
          <table:table-cell office:value-type="string" calcext:value-type="string">
            <text:p>Podstra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ira</text:p>
          </table:table-cell>
          <table:table-cell office:value-type="string" calcext:value-type="string">
            <text:p>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tir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gomet</text:p>
          </table:table-cell>
          <table:table-cell office:value-type="string" calcext:value-type="string">
            <text:p>Bogdan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b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gom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t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olokve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imorski Dolac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ložac</text:p>
          </table:table-cell>
          <table:table-cell office:value-type="string" calcext:value-type="string">
            <text:p>Donji Prolož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Prolož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tra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č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ume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čišća</text:p>
          </table:table-cell>
          <table:table-cell office:value-type="string" calcext:value-type="string">
            <text:p>Gornji Hum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ž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čišć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novići</text:p>
          </table:table-cell>
          <table:table-cell office:value-type="string" calcext:value-type="string">
            <text:p>Podoso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no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ivno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get</text:p>
          </table:table-cell>
          <table:table-cell office:value-type="string" calcext:value-type="string">
            <text:p>Bristi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jubit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pat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get Donj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get Gornj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get Vranj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ca</text:p>
          </table:table-cell>
          <table:table-cell office:value-type="string" calcext:value-type="string">
            <text:p>No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vl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arti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ćuraj</text:p>
          </table:table-cell>
          <table:table-cell office:value-type="string" calcext:value-type="string">
            <text:p>Bogom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ca kod Bogomol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ćuraj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tivan</text:p>
          </table:table-cell>
          <table:table-cell office:value-type="string" calcext:value-type="string">
            <text:p>Sutiva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Šestanovac</text:p>
          </table:table-cell>
          <table:table-cell office:value-type="string" calcext:value-type="string">
            <text:p>Grab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tu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eš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esta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ežev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Šolta</text:p>
          </table:table-cell>
          <table:table-cell office:value-type="string" calcext:value-type="string">
            <text:p>Donje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oho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sli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čuja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ga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ednje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omor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rabač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učepi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Zadvarj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agvozd</text:p>
          </table:table-cell>
          <table:table-cell office:value-type="string" calcext:value-type="string">
            <text:p>Biokovsk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stat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st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šćane Gor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gvoz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up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upa Srednja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Zmijavci </text:p>
          </table:table-cell>
        </table:table-row>
        <table:table-row table:style-name="ro1">
          <table:table-cell office:value-type="string" calcext:value-type="string">
            <text:p>Istarska županija</text:p>
          </table:table-cell>
          <table:table-cell table:style-name="ce7" office:value-type="string" calcext:value-type="string">
            <text:p>Buje – Buie</text:p>
          </table:table-cell>
          <table:table-cell table:style-name="ce6"/>
          <table:table-cell table:style-name="ce6" office:value-type="string" calcext:value-type="string">
            <text:p>Baredine – Baredi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ibali – Bibal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do – Collalt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ič – Briz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je – Bui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roli – Burol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žin – Bus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amboci – Gambozz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ldanija – Caldani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negra – Canegr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štel – Castelvener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asica – Crassiz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šete – Carsett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ćibreg – Cucibre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ozari – Los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ušići – Marussi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erišće – Merischi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mjan – Momia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skoruš – Oscurus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lovanija – Plovani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a Marija na Krasu – di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donna del Carso – in part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krile – Scril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kudelini – Scudel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iban – Triba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 Mlin – Molino Grande</text:p>
          </table:table-cell>
        </table:table-row>
        <table:table-row table:style-name="ro1">
          <table:table-cell/>
          <table:table-cell table:style-name="ce6" office:value-type="string" calcext:value-type="string">
            <text:p>Buzet</text:p>
          </table:table-cell>
          <table:table-cell table:style-name="ce6"/>
          <table:table-cell table:style-name="ce6" office:value-type="string" calcext:value-type="string">
            <text:p>Baredi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arto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aruš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en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latna Vas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nob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ze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un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iritež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r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uri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Erkov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or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Nugl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um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urad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uri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j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lar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mpan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sorig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tl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as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bav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kuž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t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ušv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a Hub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Mlu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čenegl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in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tin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edve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egna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lad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ng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ni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r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čekaj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dku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dreba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ač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od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či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čički Brije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im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imnj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č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čko Po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alež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l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lja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n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irot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ovinj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ovinjska Brd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ovinjsko Po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nica Roč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r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uš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Dona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Iv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Mart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ćul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kulj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trped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Ugr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 Mlu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h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onti</text:p>
          </table:table-cell>
        </table:table-row>
        <table:table-row table:style-name="ro1">
          <table:table-cell/>
          <table:table-cell table:style-name="ce6" office:value-type="string" calcext:value-type="string">
            <text:p>Labin</text:p>
          </table:table-cell>
          <table:table-cell table:style-name="ce6"/>
          <table:table-cell table:style-name="ce6" office:value-type="string" calcext:value-type="string">
            <text:p>Bart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e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uga Lu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ndo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a Gluš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pel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anj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ab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celj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esi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b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ipenda Kos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ipenda Kras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ipenda Verban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goč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alakov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než</text:p>
          </table:table-cell>
        </table:table-row>
        <table:table-row table:style-name="ro1">
          <table:table-cell/>
          <table:table-cell table:style-name="ce6" office:value-type="string" calcext:value-type="string">
            <text:p>Novigrad – Cittanova</text:p>
          </table:table-cell>
          <table:table-cell table:style-name="ce6"/>
          <table:table-cell table:style-name="ce6" office:value-type="string" calcext:value-type="string">
            <text:p>Antenal – Antenal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žinija – Busini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ajla – Dail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eda – Mared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igrad – Cittanova</text:p>
          </table:table-cell>
        </table:table-row>
        <table:table-row table:style-name="ro1">
          <table:table-cell/>
          <table:table-cell table:style-name="ce6" office:value-type="string" calcext:value-type="string">
            <text:p>Pazin</text:p>
          </table:table-cell>
          <table:table-cell table:style-name="ce6"/>
          <table:table-cell table:style-name="ce6" office:value-type="string" calcext:value-type="string">
            <text:p>Beram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ertoš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ajk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tonig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dosel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e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ežen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šćerg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šikl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inda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z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ri Paz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viž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a Trab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brež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mas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maski Dol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rečje</text:p>
          </table:table-cell>
        </table:table-row>
        <table:table-row table:style-name="ro1">
          <table:table-cell/>
          <table:table-cell table:style-name="ce6" office:value-type="string" calcext:value-type="string">
            <text:p>Poreč – Parenzo</text:p>
          </table:table-cell>
          <table:table-cell table:style-name="ce6"/>
          <table:table-cell table:style-name="ce6" office:value-type="string" calcext:value-type="string">
            <text:p>Antonci Bader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an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ašarin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lagdan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na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at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anc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ervar-Pora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rva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uš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ek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ače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ilip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uškul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arb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u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kići I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seno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ehn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ur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dum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tu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irmenj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sinož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k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adr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Ma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terada Ma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tul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čet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hat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he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ntiž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ugeb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ušalež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a Vas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reč – Parenz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dm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doši kod Žbandaj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kov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upe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už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r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ranići kod Nove Vas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era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pad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tifan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ušnj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alkar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eni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 Ma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anići kod Poreč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v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žnave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bandaj</text:p>
          </table:table-cell>
        </table:table-row>
        <table:table-row table:style-name="ro1">
          <table:table-cell/>
          <table:table-cell table:style-name="ce6" office:value-type="string" calcext:value-type="string">
            <text:p>Pula – Pola</text:p>
          </table:table-cell>
          <table:table-cell table:style-name="ce6"/>
          <table:table-cell table:style-name="ce6" office:value-type="string" calcext:value-type="string">
            <text:p>Pula – Pol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tinjan</text:p>
          </table:table-cell>
        </table:table-row>
        <table:table-row table:style-name="ro1">
          <table:table-cell/>
          <table:table-cell table:style-name="ce6" office:value-type="string" calcext:value-type="string">
            <text:p>Rovinj – Rovigno</text:p>
          </table:table-cell>
          <table:table-cell table:style-name="ce6"/>
          <table:table-cell table:style-name="ce6" office:value-type="string" calcext:value-type="string">
            <text:p>Rovinj – Rovig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vinjsko Selo</text:p>
          </table:table-cell>
        </table:table-row>
        <table:table-row table:style-name="ro1">
          <table:table-cell/>
          <table:table-cell table:style-name="ce6" office:value-type="string" calcext:value-type="string">
            <text:p>Umag – Umago</text:p>
          </table:table-cell>
          <table:table-cell table:style-name="ce6"/>
          <table:table-cell table:style-name="ce6" office:value-type="string" calcext:value-type="string">
            <text:p>Babići – Babi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ašanija – Bassani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rveni Vrh – Monte Ross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epljani – Ceppi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Đuba – Giubb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inida – Finid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uricani – Giurizz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toro – Cator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meti – Mett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ižine – Crisi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ovrečica – San Lorenz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terada – Matterad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nterol – Monterol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urine – Mor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trovija – Petrovi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avudrija – Salvor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get – Seghett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a Marija na Krasu – dio Madonna del Cars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Umag – Umag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alica – Valizz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ardica – Vardiz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lanija – Villani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mbratija – Zambrattia</text:p>
          </table:table-cell>
        </table:table-row>
        <table:table-row table:style-name="ro1">
          <table:table-cell/>
          <table:table-cell table:style-name="ce6" office:value-type="string" calcext:value-type="string">
            <text:p>Vodnjan – Dignano</text:p>
          </table:table-cell>
          <table:table-cell table:style-name="ce6"/>
          <table:table-cell table:style-name="ce6" office:value-type="string" calcext:value-type="string">
            <text:p>Gajana – Gaia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aližana – Gallesa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roj – Pero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odnjan – Dignano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Bale – Vall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laš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med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Barban</text:p>
          </table:table-cell>
          <table:table-cell table:style-name="ce6" office:value-type="string" calcext:value-type="string">
            <text:p>Balići I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arb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aš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i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rin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atu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vit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l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aguzet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lav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nd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rbo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urićev Kal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rom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žlj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njadvor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edan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el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rih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teh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hat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unter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j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eb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jn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utivan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aj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adreš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arož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eliski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Brtonigla – Vertenegli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iorini – Fior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rigador – Carigado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a Vas – Villanov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dini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Cerovlje</text:p>
          </table:table-cell>
          <table:table-cell table:style-name="ce6" office:value-type="string" calcext:value-type="string">
            <text:p>Bela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ru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erov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Ćus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agu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logor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logorički Dol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din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imald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re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aki Pazins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s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gubi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z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eviž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Fažana – Fas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albandon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Funtana – Fontane</text:p>
          </table:table-cell>
          <table:table-cell table:style-name="ce6" office:value-type="string" calcext:value-type="string">
            <text:p>Funtana – Fontane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Gračišće</text:p>
          </table:table-cell>
          <table:table-cell table:style-name="ce6" office:value-type="string" calcext:value-type="string">
            <text:p>Batlu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azgalj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čišć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ka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ndalen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lotski Bre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kopljak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Grožnjan – Grisignana</text:p>
          </table:table-cell>
          <table:table-cell table:style-name="ce6" office:value-type="string" calcext:value-type="string">
            <text:p>Antonci – Antonz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ijele Zemlje – Terre Bianch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ožnjan – Grisign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stanjica – Castag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berton – Cuberto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kovci – Macovz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tinčići – Martinci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terna – Ster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njak – Vergnacc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vršje – Piemonte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Kanfanar</text:p>
          </table:table-cell>
          <table:table-cell table:style-name="ce6" office:value-type="string" calcext:value-type="string">
            <text:p>Bara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ajk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b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r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erv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ubrav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ural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nfana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ren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ril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ad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už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tohan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rg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kret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ilk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ut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oš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or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untići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Karojb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tovunski Nova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kotul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kropeti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Kaštelir – Labinci – Castelliere-S. Domenica</text:p>
          </table:table-cell>
          <table:table-cell table:style-name="ce6" office:value-type="string" calcext:value-type="string">
            <text:p>Babići</text:p>
          </table:table-cell>
        </table:table-row>
        <table:table-row table:style-name="ro1">
          <table:table-cell/>
          <table:table-cell table:style-name="ce6"/>
          <table:table-cell table:style-name="ce11"/>
          <table:table-cell table:style-name="ce6" office:value-type="string" calcext:value-type="string">
            <text:p>Brnobići</text:p>
          </table:table-cell>
        </table:table-row>
        <table:table-row table:style-name="ro1">
          <table:table-cell/>
          <table:table-cell table:style-name="ce6"/>
          <table:table-cell table:style-name="ce11"/>
          <table:table-cell table:style-name="ce6" office:value-type="string" calcext:value-type="string">
            <text:p>Cerjani</text:p>
          </table:table-cell>
        </table:table-row>
        <table:table-row table:style-name="ro1">
          <table:table-cell/>
          <table:table-cell table:style-name="ce6"/>
          <table:table-cell table:style-name="ce11"/>
          <table:table-cell table:style-name="ce6" office:value-type="string" calcext:value-type="string">
            <text:p>Dek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vo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štelir – Castellier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vač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an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abinci – S. Dome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ekiši kod Kaštelir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g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j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šk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ad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alentići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Kršan</text:p>
          </table:table-cell>
          <table:table-cell table:style-name="ce6" office:value-type="string" calcext:value-type="string">
            <text:p>Blašk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lje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ambare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esenov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strč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žlj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š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anišć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azar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eta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a Vas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lom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lomin Lu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lje Čep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tpić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urgarija Čep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ep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ušnje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ja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ozi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gor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nkov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tka Čepić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anišće</text:p>
          </table:table-cell>
          <table:table-cell table:style-name="ce6" office:value-type="string" calcext:value-type="string">
            <text:p>Bres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gud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a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elovi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lenovšć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opinj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anišć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dgać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apoć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čja Vas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špo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lum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ste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odice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Ližnjan – Lisignano</text:p>
          </table:table-cell>
          <table:table-cell table:style-name="ce6" office:value-type="string" calcext:value-type="string">
            <text:p>Jadreški – Giadreschi</text:p>
          </table:table-cell>
        </table:table-row>
        <table:table-row table:style-name="ro1">
          <table:table-cell/>
          <table:table-cell table:style-name="ce6"/>
          <table:table-cell table:style-name="ce11"/>
          <table:table-cell table:style-name="ce6" office:value-type="string" calcext:value-type="string">
            <text:p>Ližnjan – Lisigna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untić – Monticchi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išan – Sissa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altura – Altura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upoglav</text:p>
          </table:table-cell>
          <table:table-cell table:style-name="ce6" office:value-type="string" calcext:value-type="string">
            <text:p>Bolju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ljunsko Po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est pod Učkom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lenja Vas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esišć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upoglav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vno Brd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mić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anja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arčana</text:p>
          </table:table-cell>
          <table:table-cell table:style-name="ce6" office:value-type="string" calcext:value-type="string">
            <text:p>Bela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atu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oku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ivš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ilip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relj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vr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j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obori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Vareš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č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utvor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rban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vić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ruš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inez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odol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kal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ar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egot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ki Vareški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edulin</text:p>
          </table:table-cell>
          <table:table-cell table:style-name="ce6" office:value-type="string" calcext:value-type="string">
            <text:p>Banjol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edul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me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emantura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Motovun – Montona</text:p>
          </table:table-cell>
          <table:table-cell table:style-name="ce6" office:value-type="string" calcext:value-type="string">
            <text:p>Brkač – Bercaz (S. Pancrazio)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ldir – Caldie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tovun – Monto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Bartol – S. Bortolo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Oprtalj – Portole</text:p>
          </table:table-cell>
          <table:table-cell table:style-name="ce6" office:value-type="string" calcext:value-type="string">
            <text:p>Bencani – Benz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epić – Ceppich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lubići – Golobi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dinje – Gradig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Ipši – Ips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ajići – Crai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ivade – Levad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prtalj – Portol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irelići – Pereli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a Lucija – S. Luci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Ivan – S. Giovan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orgi – Sorgh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žintini – Visint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žintini Vrhi – Monti di Visint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renj – Stridone (Sdregna)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njidarići – Znidarici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ićan</text:p>
          </table:table-cell>
          <table:table-cell table:style-name="ce6" office:value-type="string" calcext:value-type="string">
            <text:p>Grob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kom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bu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kur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ntov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rič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ić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a Katar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uplj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jci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Raša</text:p>
          </table:table-cell>
          <table:table-cell table:style-name="ce6" office:value-type="string" calcext:value-type="string">
            <text:p>Barb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god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ovin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r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imin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en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romač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ap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n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etaj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st-Raš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l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š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v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kitač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nišov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a Mar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Bartul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kvarans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pid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ge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get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škovići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Sveta Nedelja</text:p>
          </table:table-cell>
          <table:table-cell table:style-name="ce6" office:value-type="string" calcext:value-type="string">
            <text:p>Cere</text:p>
          </table:table-cell>
        </table:table-row>
        <table:table-row table:style-name="ro1">
          <table:table-cell/>
          <table:table-cell table:style-name="ce6"/>
          <table:table-cell table:style-name="ce11"/>
          <table:table-cell table:style-name="ce6" office:value-type="string" calcext:value-type="string">
            <text:p>Eržišće</text:p>
          </table:table-cell>
        </table:table-row>
        <table:table-row table:style-name="ro1">
          <table:table-cell/>
          <table:table-cell table:style-name="ce6"/>
          <table:table-cell table:style-name="ce11"/>
          <table:table-cell table:style-name="ce6" office:value-type="string" calcext:value-type="string">
            <text:p>Fran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uraz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aj Drag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Golj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Tur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ko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edešć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radiž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už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antalez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naš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Marti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trm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umbe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 Golj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 Tur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eć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upanići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veti Lovreč</text:p>
          </table:table-cell>
          <table:table-cell table:style-name="ce6" office:value-type="string" calcext:value-type="string">
            <text:p>Čeh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rnjo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era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I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kići 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urc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p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nap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šul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un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ak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ovreč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eda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edvid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rb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j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r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d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j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l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ranići kod Sveto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Lovreč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ošte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grabljići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Sveti Petar u Šumi</text:p>
          </table:table-cell>
          <table:table-cell table:style-name="ce6" office:value-type="string" calcext:value-type="string">
            <text:p>Sveti Petar u Šumi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vetvinčenat</text:p>
          </table:table-cell>
          <table:table-cell table:style-name="ce6" office:value-type="string" calcext:value-type="string">
            <text:p>Bib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kord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šk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ičan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tk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ukr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abrun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ol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urš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anj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jk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resij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ust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ponj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ežan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alambat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moljan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vinčena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tokovci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Tar-Vabriga – Torre–Abrega</text:p>
          </table:table-cell>
          <table:table-cell table:style-name="ce6" office:value-type="string" calcext:value-type="string">
            <text:p>Frata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Perci</text:p>
          </table:table-cell>
          <table:table-cell table:style-name="ce6" office:value-type="string" calcext:value-type="string">
            <text:p>Gedići</text:p>
          </table:table-cell>
        </table:table-row>
        <table:table-row table:style-name="ro1">
          <table:table-cell/>
          <table:table-cell table:style-name="ce6"/>
          <table:table-cell table:style-name="ce11"/>
          <table:table-cell table:style-name="ce6" office:value-type="string" calcext:value-type="string">
            <text:p>Per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š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ar–Torr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abriga-Abrega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Tinjan</text:p>
          </table:table-cell>
          <table:table-cell table:style-name="ce6" office:value-type="string" calcext:value-type="string">
            <text:p>Br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eče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kovi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ing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untrilj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det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inj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užići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Višnjan–Visignano</text:p>
          </table:table-cell>
          <table:table-cell table:style-name="ce6" office:value-type="string" calcext:value-type="string">
            <text:p>Anžići</text:p>
          </table:table-cell>
        </table:table-row>
        <table:table-row table:style-name="ro1">
          <table:table-cell/>
          <table:table-cell table:style-name="ce6"/>
          <table:table-cell table:style-name="ce11"/>
          <table:table-cell table:style-name="ce6" office:value-type="string" calcext:value-type="string">
            <text:p>Bačv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ara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ar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aškot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enč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oskv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cal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jar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erio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vit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eklev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ik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ab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ar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ambet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lumber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rle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šut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rja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eg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jkus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kova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lanez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ašć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hat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šur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doši kod Višnj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dov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fael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apavel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inož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mo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rebrn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rpa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Iv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tut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ja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šnjan–Visignan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anići kod Višnja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hj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ori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enodrag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ik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užići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Vižinada–Visinada</text:p>
          </table:table-cell>
          <table:table-cell table:style-name="ce6" office:value-type="string" calcext:value-type="string">
            <text:p>Bajk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aldaš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i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uko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rklad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uk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an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eren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ilip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ub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druh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aš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k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ste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ekiši kod Vižinad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ardu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hn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iško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niš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ombal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e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žinada – Visinad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anići kod Vižinad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anje Sel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b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h Laš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udetići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Vrsar – Orsera</text:p>
          </table:table-cell>
          <table:table-cell table:style-name="ce6" office:value-type="string" calcext:value-type="string">
            <text:p>Beg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ra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el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leng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d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loštar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onteš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as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sar – Orsera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Žminj</text:p>
          </table:table-cell>
          <table:table-cell table:style-name="ce6" office:value-type="string" calcext:value-type="string">
            <text:p>Balići 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enč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Cer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ebeljuh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mijan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dišć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ž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ur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rlov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lim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ajcar Bre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cul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es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ižan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nič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šan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aginj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tijaš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odruš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už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rban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m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ifa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kač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uc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uda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ivat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miš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adedij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idulin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ec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agrić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minj</text:p>
          </table:table-cell>
        </table:table-row>
        <table:table-row table:style-name="ro1">
          <table:table-cell table:style-name="ce4" office:value-type="string" calcext:value-type="string">
            <text:p>Dubrovačko-neretvanska županija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san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seč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jk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ajk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e Obulje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ravica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Dubrov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e Obulje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om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iš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než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loče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ol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p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z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jubač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koš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avinj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če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 Mokoš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aš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oj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rovo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brež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jev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ž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đurađ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stjep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panska Lu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um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ste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ton </text:p>
          </table:table-cell>
        </table:table-row>
        <table:table-row table:style-name="ro1">
          <table:table-cell/>
          <table:table-cell office:value-type="string" calcext:value-type="string">
            <text:p>Korčula</text:p>
          </table:table-cell>
          <table:table-cell/>
          <table:table-cell office:value-type="string" calcext:value-type="string">
            <text:p>Ča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ču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pn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čiš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rnovo </text:p>
          </table:table-cell>
        </table:table-row>
        <table:table-row table:style-name="ro1">
          <table:table-cell/>
          <table:table-cell office:value-type="string" calcext:value-type="string">
            <text:p>Metković</text:p>
          </table:table-cell>
          <table:table-cell/>
          <table:table-cell office:value-type="string" calcext:value-type="string">
            <text:p>Dubra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uš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tko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d </text:p>
          </table:table-cell>
        </table:table-row>
        <table:table-row table:style-name="ro1">
          <table:table-cell/>
          <table:table-cell office:value-type="string" calcext:value-type="string">
            <text:p>Opuzen</text:p>
          </table:table-cell>
          <table:table-cell/>
          <table:table-cell office:value-type="string" calcext:value-type="string">
            <text:p>Buk Vla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uz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žinovac </text:p>
          </table:table-cell>
        </table:table-row>
        <table:table-row table:style-name="ro1">
          <table:table-cell/>
          <table:table-cell office:value-type="string" calcext:value-type="string">
            <text:p>Ploče</text:p>
          </table:table-cell>
          <table:table-cell/>
          <table:table-cell office:value-type="string" calcext:value-type="string">
            <text:p>Bać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ačko Bla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ina Jeze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oč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got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še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arić Struga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la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irn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brovačko primorje</text:p>
          </table:table-cell>
          <table:table-cell office:value-type="string" calcext:value-type="string">
            <text:p>Ban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epiku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mo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uč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s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jko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rav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š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o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imo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a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okovlja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up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ted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čio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po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o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sočani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jina</text:p>
          </table:table-cell>
          <table:table-cell office:value-type="string" calcext:value-type="string">
            <text:p>Drač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nj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obj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pova Lu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eser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navle</text:p>
          </table:table-cell>
          <table:table-cell office:value-type="string" calcext:value-type="string">
            <text:p>Brot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vt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ilip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ve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a Konavo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rav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na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Đurin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bri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sen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aj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na Konavo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vor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ju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han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kul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lun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lje Br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oč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j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p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dvo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ov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av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lješ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kop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talj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dovađ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st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vekov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ula Norinska</text:p>
          </table:table-cell>
          <table:table-cell office:value-type="string" calcext:value-type="string">
            <text:p>Borov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v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vavac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la Nori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tije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m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va Se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rujn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ovo</text:p>
          </table:table-cell>
          <table:table-cell office:value-type="string" calcext:value-type="string">
            <text:p>Glav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stov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sad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krivena Lu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š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klopatica 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umbard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ljet</text:p>
          </table:table-cell>
          <table:table-cell office:value-type="string" calcext:value-type="string">
            <text:p>Babine Kuć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in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a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veđ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ri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za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an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jiv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kuk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ač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me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tan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žu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žurska Lu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p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pluna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b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ti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a Loz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ebić</text:p>
          </table:table-cell>
          <table:table-cell office:value-type="string" calcext:value-type="string">
            <text:p>Donja Ban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č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na Pelješ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v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kovan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eb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skoruš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javiči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o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obuč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om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ko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steni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ganj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jezerje</text:p>
          </table:table-cell>
          <table:table-cell office:value-type="string" calcext:value-type="string">
            <text:p>Breč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ra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bilj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Pro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rić-Seo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zla Gor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ivno</text:p>
          </table:table-cell>
          <table:table-cell office:value-type="string" calcext:value-type="string">
            <text:p>Bl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o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le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omar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reme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vo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č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hal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to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žin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dgrad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ivno Rav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šte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la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val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mokvica</text:p>
          </table:table-cell>
          <table:table-cell office:value-type="string" calcext:value-type="string">
            <text:p>Smokvic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n</text:p>
          </table:table-cell>
          <table:table-cell office:value-type="string" calcext:value-type="string">
            <text:p>Boljen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ije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o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esvi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nča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a Stons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r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di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i St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tohi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tniković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arag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mislav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brđ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ton Do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uljan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panj</text:p>
          </table:table-cell>
          <table:table-cell office:value-type="string" calcext:value-type="string">
            <text:p>Donja Vruć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ba Pelješ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a Vruć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panj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la Luka</text:p>
          </table:table-cell>
          <table:table-cell office:value-type="string" calcext:value-type="string">
            <text:p>Vela Luka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ažablje</text:p>
          </table:table-cell>
          <table:table-cell office:value-type="string" calcext:value-type="string">
            <text:p>Badžu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jeli V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bran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sl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liniš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idonje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Župa dubrovač­ka</text:p>
          </table:table-cell>
          <table:table-cell office:value-type="string" calcext:value-type="string">
            <text:p>Braš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elope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Čib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Brg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Brg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ba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p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koš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dalje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inović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li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rač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l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rebre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vrelje </text:p>
          </table:table-cell>
        </table:table-row>
        <table:table-row table:style-name="ro1">
          <table:table-cell table:style-name="ce4" office:value-type="string" calcext:value-type="string">
            <text:p>Međimurska županija</text:p>
          </table:table-cell>
          <table:table-cell table:style-name="ce6" office:value-type="string" calcext:value-type="string">
            <text:p>Čakovec</text:p>
          </table:table-cell>
          <table:table-cell table:style-name="ce6"/>
          <table:table-cell table:style-name="ce6" office:value-type="string" calcext:value-type="string">
            <text:p>Ča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Ivan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ištan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urš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č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hovlj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o Selo na Drav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o Selo Ro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avska Ves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lemenic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andor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tef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iškovec</text:p>
          </table:table-cell>
        </table:table-row>
        <table:table-row table:style-name="ro1">
          <table:table-cell/>
          <table:table-cell table:style-name="ce6" office:value-type="string" calcext:value-type="string">
            <text:p>Mursko Središće</text:p>
          </table:table-cell>
          <table:table-cell table:style-name="ce6"/>
          <table:table-cell table:style-name="ce6" office:value-type="string" calcext:value-type="string">
            <text:p>Hlapič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iž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ursko Središć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ekle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trukovec</text:p>
          </table:table-cell>
        </table:table-row>
        <table:table-row table:style-name="ro1">
          <table:table-cell/>
          <table:table-cell table:style-name="ce6" office:value-type="string" calcext:value-type="string">
            <text:p>Prelog</text:p>
          </table:table-cell>
          <table:table-cell table:style-name="ce6"/>
          <table:table-cell table:style-name="ce6" office:value-type="string" calcext:value-type="string">
            <text:p>Cirkovlj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eh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u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aš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emuš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por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to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elog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Bel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ardinovec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Dekanovec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Domaš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určišće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Donja Dubrava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Donji Kraljevec</text:p>
          </table:table-cell>
          <table:table-cell table:style-name="ce6" office:value-type="string" calcext:value-type="string">
            <text:p>Donji Hrašć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Kralj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Pusta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Hodoš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lin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Juraj u Trnju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Donji Vidovec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Goričan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Gornji Mihaljevec</text:p>
          </table:table-cell>
          <table:table-cell table:style-name="ce6" office:value-type="string" calcext:value-type="string">
            <text:p>Badlič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Bogdan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agoslavec Bre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agoslavec Selo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a Dubrav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Mihalj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rižopot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tinuš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esek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h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up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ugriš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ukanovec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Kotoriba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ala Subotica</text:p>
          </table:table-cell>
          <table:table-cell table:style-name="ce6" office:value-type="string" calcext:value-type="string">
            <text:p>Držimur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a Subot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l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iškor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rel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Križ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Nedelišće</text:p>
          </table:table-cell>
          <table:table-cell table:style-name="ce6" office:value-type="string" calcext:value-type="string">
            <text:p>Čreč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unj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Hrašć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Kurš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c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edelišć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arag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etet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ušći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la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rnovec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Oreho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dbrest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ularija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odturen</text:p>
          </table:table-cell>
          <table:table-cell table:style-name="ce6" office:value-type="string" calcext:value-type="string">
            <text:p>Celin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erket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ikla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Nova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odture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ivica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Pribislavec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elnica</text:p>
          </table:table-cell>
          <table:table-cell table:style-name="ce6" office:value-type="string" calcext:value-type="string">
            <text:p>Bu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Koncovč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onji Zeb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Zeb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erhat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lešiv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aporč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elnic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vešč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ebanec Selo</text:p>
          </table:table-cell>
        </table:table-row>
        <table:table-row table:style-name="ro1">
          <table:table-cell/>
          <table:table-cell table:style-name="ce6"/>
          <table:table-cell table:number-columns-repeated="2" table:style-name="ce6" office:value-type="string" calcext:value-type="string">
            <text:p>Strahoninec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veta Marija</text:p>
          </table:table-cell>
          <table:table-cell table:style-name="ce6" office:value-type="string" calcext:value-type="string">
            <text:p>Donji Mihalj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a Marija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veti Juraj na Bregu</text:p>
          </table:table-cell>
          <table:table-cell table:style-name="ce6" office:value-type="string" calcext:value-type="string">
            <text:p>Brez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Dragosla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Frkan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opat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li Mihalj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Okrugli Vrh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leš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učet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asadbreg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veti Martin na Muri</text:p>
          </table:table-cell>
          <table:table-cell table:style-name="ce6" office:value-type="string" calcext:value-type="string">
            <text:p>Brez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Čestija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ornji Koncovč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dišč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kavešč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urovč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ur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Kapelšča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apšin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rof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Martin na Mur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hovlj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abnik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Šenkovec</text:p>
          </table:table-cell>
          <table:table-cell table:style-name="ce6" office:value-type="string" calcext:value-type="string">
            <text:p>Knez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enkovec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Štrigova</text:p>
          </table:table-cell>
          <table:table-cell table:style-name="ce6" office:value-type="string" calcext:value-type="string">
            <text:p>Banfi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Grabrovnik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Jalš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Lesko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Prekop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Robadje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tanetin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Sveti Urban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Štrigova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Železna Gora</text:p>
          </table:table-cell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Vratišinec</text:p>
          </table:table-cell>
          <table:table-cell table:style-name="ce6" office:value-type="string" calcext:value-type="string">
            <text:p>Gornji Kraljevec</text:p>
          </table:table-cell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Vratišinec</text:p>
          </table:table-cell>
        </table:table-row>
        <table:table-row table:style-name="ro1">
          <table:table-cell office:value-type="string" calcext:value-type="string">
            <text:p>Grad Zagreb</text:p>
          </table:table-cell>
          <table:table-cell office:value-type="string" calcext:value-type="string">
            <text:p>Zagreb</text:p>
          </table:table-cell>
          <table:table-cell/>
          <table:table-cell office:value-type="string" calcext:value-type="string">
            <text:p>Adam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lov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aguš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tin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berni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agreb</text:p>
          </table:table-cell>
          <table:table-cell office:value-type="string" calcext:value-type="string">
            <text:p>Brezov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den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z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mer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spr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brod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Čeh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Dragonož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nji Trpu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enč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ežnik Brezovičk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m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Đurđek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j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avnica Do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avnica Gor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avnič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li Bre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an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Čeh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Dragonož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rnji Trpu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č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vidić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rv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ašće Turopolj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rvatski Leskov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udi Bite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vanja Re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sen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ežd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š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šinska Sop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čilov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ćan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pinečki Kralje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p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č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ž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 Mlak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kov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ravč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d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dranski Obrež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užev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ina Do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ina Gornj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p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kvrš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pušt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sve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blin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r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m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ašin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Šimunče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liko Polj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ger Se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grovec Donj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grovec Gornj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rnov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dvorsk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agre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Žerjavinec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nion Pro Cond" svg:font-family="'Minion Pro Cond', 'Times New Roman'"/>
    <style:font-face style:name="Liberation Sans1" svg:font-family="'Liberation Sans'" style:font-pitch="variable"/>
    <style:font-face style:name="Minion Pro Cond1" svg:font-family="'Minion Pro Cond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.00.0000</text:date>, <text:time style:data-style-name="N2" text:time-value="20:55:32.421189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08:27:20.239748911</meta:creation-date>
    <dc:date>2018-11-18T20:56:19.700846399</dc:date>
    <meta:editing-duration>PT13H46M43S</meta:editing-duration>
    <meta:editing-cycles>43</meta:editing-cycles>
    <meta:generator>LibreOffice/6.1.2.1$Linux_X86_64 LibreOffice_project/10$Build-1</meta:generator>
    <dc:creator>Albert Novak</dc:creator>
    <meta:document-statistic meta:table-count="2" meta:cell-count="7461" meta:object-count="0"/>
  </office:meta>
</office:document-meta>
</file>